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ce19" officeooo:paragraph-rsid="0001ce19"/>
    </style:style>
    <style:style style:name="P2" style:family="paragraph" style:parent-style-name="Standard">
      <style:text-properties fo:font-weight="bold" officeooo:rsid="0001ce19" officeooo:paragraph-rsid="0001ce19" style:font-weight-asian="bold" style:font-weight-complex="bold"/>
    </style:style>
    <style:style style:name="P3" style:family="paragraph" style:parent-style-name="Standard">
      <style:text-properties fo:font-weight="bold" officeooo:rsid="00042f6b" officeooo:paragraph-rsid="00042f6b" style:font-weight-asian="bold" style:font-weight-complex="bold"/>
    </style:style>
    <style:style style:name="P4" style:family="paragraph" style:parent-style-name="Standard">
      <style:text-properties fo:font-weight="normal" officeooo:rsid="0001ce19" officeooo:paragraph-rsid="0001ce19" style:font-weight-asian="normal" style:font-weight-complex="normal"/>
    </style:style>
    <style:style style:name="P5" style:family="paragraph" style:parent-style-name="Standard">
      <style:text-properties fo:font-weight="normal" officeooo:rsid="0001ce19" officeooo:paragraph-rsid="0002c466" style:font-weight-asian="normal" style:font-weight-complex="normal"/>
    </style:style>
    <style:style style:name="P6" style:family="paragraph" style:parent-style-name="Standard">
      <style:text-properties fo:font-weight="normal" officeooo:rsid="00042f6b" officeooo:paragraph-rsid="00042f6b" style:font-weight-asian="normal" style:font-weight-complex="normal"/>
    </style:style>
    <style:style style:name="P7" style:family="paragraph" style:parent-style-name="Standard">
      <style:text-properties officeooo:rsid="00038d30" officeooo:paragraph-rsid="00038d30"/>
    </style:style>
    <style:style style:name="P8" style:family="paragraph" style:parent-style-name="Standard">
      <style:text-properties officeooo:paragraph-rsid="00042f6b"/>
    </style:style>
    <style:style style:name="P9" style:family="paragraph" style:parent-style-name="Standard">
      <style:text-properties fo:font-style="italic" officeooo:paragraph-rsid="00042f6b" style:font-style-asian="italic" style:font-style-complex="italic"/>
    </style:style>
    <style:style style:name="P10" style:family="paragraph" style:parent-style-name="Standard">
      <style:text-properties fo:font-style="italic" fo:font-weight="normal" officeooo:rsid="00038d30" officeooo:paragraph-rsid="00038d30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break-before="page"/>
      <style:text-properties fo:font-weight="normal" officeooo:rsid="00042f6b" officeooo:paragraph-rsid="00042f6b" style:font-weight-asian="normal" style:font-weight-complex="normal"/>
    </style:style>
    <style:style style:name="P12" style:family="paragraph" style:parent-style-name="Standard">
      <style:paragraph-properties fo:break-before="page"/>
      <style:text-properties fo:font-weight="bold" officeooo:rsid="00042f6b" officeooo:paragraph-rsid="00042f6b" style:font-weight-asian="bold" style:font-weight-complex="bold"/>
    </style:style>
    <style:style style:name="P13" style:family="paragraph" style:parent-style-name="Standard">
      <style:text-properties fo:font-style="italic" fo:font-weight="normal" officeooo:rsid="00038d30" officeooo:paragraph-rsid="00038d30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weight="normal" officeooo:rsid="00042f6b" officeooo:paragraph-rsid="00042f6b" style:font-weight-asian="normal" style:font-weight-complex="normal"/>
    </style:style>
    <style:style style:name="P15" style:family="paragraph" style:parent-style-name="Standard">
      <style:text-properties fo:font-weight="normal" officeooo:rsid="00042f6b" officeooo:paragraph-rsid="00091a32" style:font-weight-asian="normal" style:font-weight-complex="normal"/>
    </style:style>
    <style:style style:name="P16" style:family="paragraph" style:parent-style-name="Standard">
      <style:text-properties fo:font-weight="normal" officeooo:rsid="00042f6b" officeooo:paragraph-rsid="000dbdd2" style:font-weight-asian="normal" style:font-weight-complex="normal"/>
    </style:style>
    <style:style style:name="P17" style:family="paragraph" style:parent-style-name="Standard">
      <style:text-properties fo:font-weight="normal" officeooo:rsid="00038d30" officeooo:paragraph-rsid="00038d30" style:font-weight-asian="normal" style:font-weight-complex="normal"/>
    </style:style>
    <style:style style:name="P18" style:family="paragraph" style:parent-style-name="Standard">
      <style:text-properties fo:font-weight="normal" officeooo:rsid="000dbdd2" officeooo:paragraph-rsid="000dbdd2" style:font-weight-asian="normal" style:font-weight-complex="normal"/>
    </style:style>
    <style:style style:name="P19" style:family="paragraph" style:parent-style-name="Standard">
      <style:text-properties fo:font-weight="normal" officeooo:rsid="0004b0c6" officeooo:paragraph-rsid="0004b0c6" style:font-weight-asian="normal" style:font-weight-complex="normal"/>
    </style:style>
    <style:style style:name="P20" style:family="paragraph" style:parent-style-name="Standard">
      <style:text-properties fo:font-weight="bold" officeooo:rsid="00042f6b" officeooo:paragraph-rsid="00042f6b" style:font-weight-asian="bold" style:font-weight-complex="bold"/>
    </style:style>
    <style:style style:name="P21" style:family="paragraph" style:parent-style-name="Standard">
      <style:text-properties fo:font-weight="bold" officeooo:rsid="0004b0c6" officeooo:paragraph-rsid="0004b0c6" style:font-weight-asian="bold" style:font-weight-complex="bold"/>
    </style:style>
    <style:style style:name="P22" style:family="paragraph" style:parent-style-name="Standard">
      <style:text-properties fo:font-weight="bold" officeooo:rsid="000dbdd2" officeooo:paragraph-rsid="000dbdd2" style:font-weight-asian="bold" style:font-weight-complex="bold"/>
    </style:style>
    <style:style style:name="P23" style:family="paragraph" style:parent-style-name="Standard">
      <style:paragraph-properties fo:break-before="page"/>
      <style:text-properties fo:font-weight="normal" officeooo:rsid="00042f6b" officeooo:paragraph-rsid="000dbdd2" style:font-weight-asian="normal" style:font-weight-complex="normal"/>
    </style:style>
    <style:style style:name="P24" style:family="paragraph" style:parent-style-name="Standard">
      <style:paragraph-properties fo:break-before="page"/>
      <style:text-properties fo:font-weight="bold" officeooo:rsid="0004b0c6" officeooo:paragraph-rsid="0004b0c6" style:font-weight-asian="bold" style:font-weight-complex="bold"/>
    </style:style>
    <style:style style:name="P25" style:family="paragraph" style:parent-style-name="Standard">
      <style:paragraph-properties fo:break-before="page"/>
      <style:text-properties fo:font-weight="bold" officeooo:rsid="000dbdd2" officeooo:paragraph-rsid="000dbdd2" style:font-weight-asian="bold" style:font-weight-complex="bold"/>
    </style:style>
    <style:style style:name="T1" style:family="text">
      <style:text-properties officeooo:rsid="0002c46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8d30" style:font-weight-asian="normal" style:font-weight-complex="normal"/>
    </style:style>
    <style:style style:name="T4" style:family="text">
      <style:text-properties fo:font-weight="normal" officeooo:rsid="00042f6b" style:font-weight-asian="normal" style:font-weight-complex="normal"/>
    </style:style>
    <style:style style:name="T5" style:family="text">
      <style:text-properties officeooo:rsid="0002fe2a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42f6b" style:font-style-asian="italic" style:font-weight-asian="normal" style:font-style-complex="italic" style:font-weight-complex="normal"/>
    </style:style>
    <style:style style:name="T8" style:family="text">
      <style:text-properties officeooo:rsid="00091a32"/>
    </style:style>
    <style:style style:name="T9" style:family="text">
      <style:text-properties officeooo:rsid="000dbdd2"/>
    </style:style>
    <style:style style:name="T10" style:family="text">
      <style:text-properties fo:font-weight="bold" officeooo:rsid="000dbdd2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M211-6355/2015</text:p>
      <text:p text:style-name="P1">MARK NJOROGE</text:p>
      <text:p text:style-name="P1"/>
      <text:p text:style-name="P1"/>
      <text:p text:style-name="P1">Bsc. Mathematics and Computer Science</text:p>
      <text:p text:style-name="P1">Yr4 Sem1</text:p>
      <text:p text:style-name="P1">Simulation and Modelling</text:p>
      <text:p text:style-name="P1"/>
      <text:p text:style-name="P1"/>
      <text:p text:style-name="P2"/>
      <text:p text:style-name="P2">CAT ONE AND CAT TWO:</text:p>
      <text:p text:style-name="P2"/>
      <text:p text:style-name="P2"/>
      <text:p text:style-name="P4">Both programs were encompassed inside a flask application where:</text:p>
      <text:p text:style-name="P5">1. For the bouncing ball- <text:span text:style-name="T1">there is a document in the respository /mainModules/plotted.py that runs individually and code in progress in /mainModules/maplot.py</text:span></text:p>
      <text:p text:style-name="P5"/>
      <text:p text:style-name="P8"><text:span text:style-name="T3">The script can be run directly </text:span><text:span text:style-name="T4">on the terminal</text:span><text:span text:style-name="T3"> </text:span></text:p>
      <text:p text:style-name="P9"><text:span text:style-name="T3">python3 </text:span><text:span text:style-name="T4">plotted</text:span><text:span text:style-name="T3">.py</text:span></text:p>
      <text:p text:style-name="P4"/>
      <text:p text:style-name="P4"><text:span text:style-name="T1">2</text:span>. For the queue – your estimations for minimum and maximum, arrival and service times are factor<text:span text:style-name="T1">ed in from the form on the main page and averaged times are returned </text:span><text:span text:style-name="T5">on the results page.</text:span></text:p>
      <text:p text:style-name="P4"/>
      <text:p text:style-name="P17">On Linux:</text:p>
      <text:p text:style-name="P18">git clone https://github.com/njoro254/queue_bouncingball.git</text:p>
      <text:p text:style-name="P10">python3 -m venv simenv &amp;&amp; source simenv/bin/activate</text:p>
      <text:p text:style-name="P10">pip install <text:s/>-r requirements.txt &amp;&amp; python3 manage.py runserver</text:p>
      <text:p text:style-name="P10"/>
      <text:p text:style-name="P7"><text:span text:style-name="T2">Launch </text:span><text:span text:style-name="T7">http:</text:span><text:span text:style-name="T4">//</text:span><text:span text:style-name="T6">127.0.0.1:5000</text:span><text:span text:style-name="T2"> on your browser and test.</text:span></text:p>
      <text:p text:style-name="P4"/>
      <text:p text:style-name="P12"><text:s/>CAT ONE (ONSITE)</text:p>
      <text:p text:style-name="P22">#matplotlib methods</text:p>
      <text:p text:style-name="P22"/>
      <text:p text:style-name="P3"/>
      <text:p text:style-name="P6"># importing movie py libraries</text:p>
      <text:p text:style-name="P6">from moviepy.editor import VideoClip</text:p>
      <text:p text:style-name="P6">from moviepy.video.io.bindings import mplfig_to_npimage</text:p>
      <text:p text:style-name="P6"/>
      <text:p text:style-name="P6">import matplotlib.pyplot as plt</text:p>
      <text:p text:style-name="P6">import matplotlib.animation as animation</text:p>
      <text:p text:style-name="P6">import numpy as np</text:p>
      <text:p text:style-name="P6"/>
      <text:p text:style-name="P6"/>
      <text:p text:style-name="P6"/>
      <text:p text:style-name="P6"># def clever_function():</text:p>
      <text:p text:style-name="P6"># Acceleration due to gravity, m.s-2.</text:p>
      <text:p text:style-name="P6">g = 9.81</text:p>
      <text:p text:style-name="P6"># The maximum x-range of ball's trajectory to plot.</text:p>
      <text:p text:style-name="P6">XMAX = 5</text:p>
      <text:p text:style-name="P6"># The coefficient of restitution for bounces (-v_up/v_down).</text:p>
      <text:p text:style-name="P6">cor = 0.65</text:p>
      <text:p text:style-name="P6"># The time step for the animation.</text:p>
      <text:p text:style-name="P6">dt = 0.005</text:p>
      <text:p text:style-name="P6"/>
      <text:p text:style-name="P6"># Initial position and velocity vectors.</text:p>
      <text:p text:style-name="P6">x0, y0 = 0, 4</text:p>
      <text:p text:style-name="P6">vx0, vy0 = 1, 0</text:p>
      <text:p text:style-name="P6"/>
      <text:p text:style-name="P6">def get_pos(t=0):</text:p>
      <text:p text:style-name="P6"><text:s text:c="4"/>"""A generator yielding the ball's position at time t."""</text:p>
      <text:p text:style-name="P6"><text:s text:c="4"/>x, y, vx, vy = x0, y0, vx0, vy0</text:p>
      <text:p text:style-name="P6"><text:s text:c="4"/>while x &lt; XMAX:</text:p>
      <text:p text:style-name="P6"><text:s text:c="8"/>t += dt</text:p>
      <text:p text:style-name="P6"><text:s text:c="8"/>x += vx0 * dt</text:p>
      <text:p text:style-name="P6"><text:s text:c="8"/>y += vy * dt</text:p>
      <text:p text:style-name="P6"><text:s text:c="8"/>vy -= g * dt</text:p>
      <text:p text:style-name="P6"><text:s text:c="8"/>if y &lt; 0:</text:p>
      <text:p text:style-name="P6"><text:s text:c="12"/># bounce!</text:p>
      <text:p text:style-name="P6"><text:s text:c="12"/>y = 0</text:p>
      <text:p text:style-name="P6"><text:s text:c="12"/>vy = -vy * cor </text:p>
      <text:p text:style-name="P6"><text:s text:c="8"/>yield x, y</text:p>
      <text:p text:style-name="P6"/>
      <text:p text:style-name="P6">def init():</text:p>
      <text:p text:style-name="P6"><text:s text:c="4"/>"""Initialize the animation figure."""</text:p>
      <text:p text:style-name="P6"><text:s text:c="4"/>ax.set_xlim(0, XMAX)</text:p>
      <text:p text:style-name="P6"><text:s text:c="4"/>ax.set_ylim(0, y0)</text:p>
      <text:p text:style-name="P6"><text:s text:c="4"/>ax.set_xlabel('$x$ /m')</text:p>
      <text:p text:style-name="P6"><text:s text:c="4"/>ax.set_ylabel('$y$ /m')</text:p>
      <text:p text:style-name="P6"><text:s text:c="4"/>line.set_data(xdata, ydata)</text:p>
      <text:p text:style-name="P6"><text:s text:c="4"/>ball.set_center((x0, y0))</text:p>
      <text:p text:style-name="P6"><text:s text:c="4"/>height_text.set_text(f'Height: {y0:.1f} m')</text:p>
      <text:p text:style-name="P6"><text:s text:c="4"/>return line, ball, height_text</text:p>
      <text:p text:style-name="P6"><text:soft-page-break/></text:p>
      <text:p text:style-name="P6">def animate(pos):</text:p>
      <text:p text:style-name="P6"><text:s text:c="4"/>"""For each frame, advance the animation to the new position, pos."""</text:p>
      <text:p text:style-name="P6"><text:s text:c="4"/>x, y = pos</text:p>
      <text:p text:style-name="P6"><text:s text:c="4"/>xdata.append(x)</text:p>
      <text:p text:style-name="P6"><text:s text:c="4"/>ydata.append(y)</text:p>
      <text:p text:style-name="P6"><text:s text:c="4"/>line.set_data(xdata, ydata)</text:p>
      <text:p text:style-name="P6"><text:s text:c="4"/>ball.set_center((x, y))</text:p>
      <text:p text:style-name="P6"><text:s text:c="4"/>height_text.set_text(f'Height: {y:.1f} m')</text:p>
      <text:p text:style-name="P6"><text:s text:c="4"/>return line, ball, height_text</text:p>
      <text:p text:style-name="P6"/>
      <text:p text:style-name="P6"># Set up a new Figure, with equal aspect ratio so the ball appears round.</text:p>
      <text:p text:style-name="P6">fig, ax = plt.subplots()</text:p>
      <text:p text:style-name="P6">ax.set_aspect('equal')</text:p>
      <text:p text:style-name="P6"/>
      <text:p text:style-name="P6"># These are the objects we need to keep track of.</text:p>
      <text:p text:style-name="P6">line, = ax.plot([], [], lw=2)</text:p>
      <text:p text:style-name="P6">ball = plt.Circle((x0, y0), 0.08)</text:p>
      <text:p text:style-name="P6">height_text = ax.text(XMAX*0.5, y0*0.8, f'Height: {y0:.1f} m')</text:p>
      <text:p text:style-name="P6">ax.add_patch(ball)</text:p>
      <text:p text:style-name="P6">xdata, ydata = [], []</text:p>
      <text:p text:style-name="P6"/>
      <text:p text:style-name="P6">interval = 1000*dt</text:p>
      <text:p text:style-name="P6">ani = animation.FuncAnimation(fig, animate, get_pos, blit=True,</text:p>
      <text:p text:style-name="P6"><text:s text:c="22"/>interval=interval, repeat=False, init_func=init)</text:p>
      <text:p text:style-name="P6">plt.show()</text:p>
      <text:p text:style-name="P6"/>
      <text:p text:style-name="P22">#plot currently viewable in a notebook</text:p>
      <text:p text:style-name="P25">#flask main file</text:p>
      <text:p text:style-name="P22"/>
      <text:p text:style-name="P22"/>
      <text:p text:style-name="P15"><text:span text:style-name="T8">i</text:span>mport os, sys</text:p>
      <text:p text:style-name="P6">from flask_script import Manager, Server</text:p>
      <text:p text:style-name="P6">from application import create_app</text:p>
      <text:p text:style-name="P6"/>
      <text:p text:style-name="P6"/>
      <text:p text:style-name="P6"/>
      <text:p text:style-name="P6">sys.path.append(os.path.abspath(os.path.join(os.path.dirname(__file__), '..')))</text:p>
      <text:p text:style-name="P6"/>
      <text:p text:style-name="P6">app = create_app()</text:p>
      <text:p text:style-name="P6">manager = Manager(app)</text:p>
      <text:p text:style-name="P6"/>
      <text:p text:style-name="P6">manager.add_command("runserver", Server(</text:p>
      <text:p text:style-name="P6"><text:tab/>use_debugger=True,</text:p>
      <text:p text:style-name="P6"><text:tab/>use_reloader=True,</text:p>
      <text:p text:style-name="P6"><text:tab/>host=os.getenv('IP','0.0.0.0'),</text:p>
      <text:p text:style-name="P6"><text:tab/>port=int(os.getenv('PORT', 5000)))</text:p>
      <text:p text:style-name="P6"><text:s/>)</text:p>
      <text:p text:style-name="P6"/>
      <text:p text:style-name="P6">if __name__=="__main__":</text:p>
      <text:p text:style-name="P6"><text:tab/>manager.run()</text:p>
      <text:p text:style-name="P6"/>
      <text:p text:style-name="P25">#application launch</text:p>
      <text:p text:style-name="P6">from flask import Flask</text:p>
      <text:p text:style-name="P6"/>
      <text:p text:style-name="P6"/>
      <text:p text:style-name="P6">from subprocess import call</text:p>
      <text:p text:style-name="P6">from mainModules.matplot import clever_function</text:p>
      <text:p text:style-name="P6"/>
      <text:p text:style-name="P6"/>
      <text:p text:style-name="P6"/>
      <text:p text:style-name="P6">def create_app(**config_overrides):</text:p>
      <text:p text:style-name="P6"><text:s text:c="4"/>app = Flask(__name__)</text:p>
      <text:p text:style-name="P6"><text:s text:c="3"/></text:p>
      <text:p text:style-name="P6"><text:s text:c="4"/># Apply Overrides for tests</text:p>
      <text:p text:style-name="P6"><text:s text:c="4"/>app.config.update(config_overrides)</text:p>
      <text:p text:style-name="P6"><text:s text:c="4"/>app.jinja_env.globals.update(clever_function=clever_function)</text:p>
      <text:p text:style-name="P6"><text:s/></text:p>
      <text:p text:style-name="P6"><text:s text:c="2"/></text:p>
      <text:p text:style-name="P6"><text:s text:c="4"/># import blueprints</text:p>
      <text:p text:style-name="P6"><text:s text:c="4"/>from prints.views import guest_app</text:p>
      <text:p text:style-name="P6"/>
      <text:p text:style-name="P6"><text:s text:c="4"/></text:p>
      <text:p text:style-name="P6"><text:s text:c="4"/># register blueprints <text:s text:c="3"/></text:p>
      <text:p text:style-name="P6"><text:s text:c="4"/>app.register_blueprint(guest_app)</text:p>
      <text:p text:style-name="P6"><text:s text:c="2"/></text:p>
      <text:p text:style-name="P6"><text:s text:c="4"/>return app</text:p>
      <text:p text:style-name="P6"/>
      <text:p text:style-name="P6"/>
      <text:p text:style-name="P6"/>
      <text:p text:style-name="P6"/>
      <text:p text:style-name="P6"/>
      <text:p text:style-name="P6"/>
      <text:p text:style-name="P23"><text:span text:style-name="T10">#views to HTML FORM</text:span></text:p>
      <text:p text:style-name="P16"><text:span text:style-name="T10"/></text:p>
      <text:p text:style-name="P16"><text:span text:style-name="T10"/></text:p>
      <text:p text:style-name="P16"># importing movie py libraries</text:p>
      <text:p text:style-name="P6">from moviepy.editor import VideoClip</text:p>
      <text:p text:style-name="P6">from moviepy.video.io.bindings import mplfig_to_npimage</text:p>
      <text:p text:style-name="P6"/>
      <text:p text:style-name="P6">import matplotlib.pyplot as plt</text:p>
      <text:p text:style-name="P6">import matplotlib.animation as animation</text:p>
      <text:p text:style-name="P6">import numpy as np</text:p>
      <text:p text:style-name="P6"/>
      <text:p text:style-name="P6"/>
      <text:p text:style-name="P6"/>
      <text:p text:style-name="P6">def clever_function():</text:p>
      <text:p text:style-name="P6"><text:s text:c="4"/># Acceleration due to gravity, m.s-2.</text:p>
      <text:p text:style-name="P6"><text:s text:c="4"/>g = 9.81</text:p>
      <text:p text:style-name="P6"><text:s text:c="4"/># The maximum x-range of ball's trajectory to plot.</text:p>
      <text:p text:style-name="P6"><text:s text:c="4"/>XMAX = 5</text:p>
      <text:p text:style-name="P6"><text:s text:c="4"/># The coefficient of restitution for bounces (-v_up/v_down).</text:p>
      <text:p text:style-name="P6"><text:s text:c="4"/>cor = 0.65</text:p>
      <text:p text:style-name="P6"><text:s text:c="4"/># The time step for the animation.</text:p>
      <text:p text:style-name="P6"><text:s text:c="4"/>dt = 0.005</text:p>
      <text:p text:style-name="P6"/>
      <text:p text:style-name="P6"><text:s text:c="4"/># Initial position and velocity vectors.</text:p>
      <text:p text:style-name="P6"><text:s text:c="4"/>x0, y0 = 0, 4</text:p>
      <text:p text:style-name="P6"><text:s text:c="4"/>vx0, vy0 = 1, 0</text:p>
      <text:p text:style-name="P6"/>
      <text:p text:style-name="P6"><text:s text:c="4"/>def get_pos(t=0):</text:p>
      <text:p text:style-name="P6"><text:s text:c="8"/>"""A generator yielding the ball's position at time t."""</text:p>
      <text:p text:style-name="P6"><text:s text:c="8"/>x, y, vx, vy = x0, y0, vx0, vy0</text:p>
      <text:p text:style-name="P6"><text:s text:c="8"/>while x &lt; XMAX:</text:p>
      <text:p text:style-name="P6"><text:s text:c="12"/>t += dt</text:p>
      <text:p text:style-name="P6"><text:s text:c="12"/>x += vx0 * dt</text:p>
      <text:p text:style-name="P6"><text:s text:c="12"/>y += vy * dt</text:p>
      <text:p text:style-name="P6"><text:s text:c="12"/>vy -= g * dt</text:p>
      <text:p text:style-name="P6"><text:s text:c="12"/>if y &lt; 0:</text:p>
      <text:p text:style-name="P6"><text:s text:c="16"/># bounce!</text:p>
      <text:p text:style-name="P6"><text:s text:c="16"/>y = 0</text:p>
      <text:p text:style-name="P6"><text:s text:c="16"/>vy = -vy * cor </text:p>
      <text:p text:style-name="P6"><text:s text:c="12"/>yield x, y</text:p>
      <text:p text:style-name="P6"/>
      <text:p text:style-name="P6"><text:s text:c="4"/>def init():</text:p>
      <text:p text:style-name="P6"><text:s text:c="8"/>ax.set_xlim(0, XMAX)</text:p>
      <text:p text:style-name="P6"><text:s text:c="8"/>ax.set_ylim(0, y0)</text:p>
      <text:p text:style-name="P6"><text:s text:c="8"/>ax.set_xlabel('$x$ /m')</text:p>
      <text:p text:style-name="P6"><text:s text:c="8"/>ax.set_ylabel('$y$ /m')</text:p>
      <text:p text:style-name="P6"><text:s text:c="8"/>line.set_data(xdata, ydata)</text:p>
      <text:p text:style-name="P6"><text:s text:c="8"/>ball.set_center((x0, y0))</text:p>
      <text:p text:style-name="P6"><text:s text:c="8"/>height_text.set_text(f'Height: {y0:.1f} m')</text:p>
      <text:p text:style-name="P6"><text:s text:c="8"/>return line, ball, height_text</text:p>
      <text:p text:style-name="P6"/>
      <text:p text:style-name="P6"><text:s text:c="4"/>def animate(pos):</text:p>
      <text:p text:style-name="P6"><text:soft-page-break/><text:s text:c="8"/></text:p>
      <text:p text:style-name="P6"><text:s text:c="8"/>x, y = pos</text:p>
      <text:p text:style-name="P6"><text:s text:c="8"/>xdata.append(x)</text:p>
      <text:p text:style-name="P6"><text:s text:c="8"/>ydata.append(y)</text:p>
      <text:p text:style-name="P6"><text:s text:c="8"/>line.set_data(xdata, ydata)</text:p>
      <text:p text:style-name="P6"><text:s text:c="8"/>ball.set_center((x, y))</text:p>
      <text:p text:style-name="P6"><text:s text:c="8"/>height_text.set_text(f'Height: {y:.1f} m')</text:p>
      <text:p text:style-name="P6"><text:s text:c="8"/>return line, ball, height_text</text:p>
      <text:p text:style-name="P6"/>
      <text:p text:style-name="P6"><text:s text:c="4"/>fig, ax = plt.subplots()</text:p>
      <text:p text:style-name="P6"><text:s text:c="4"/>ax.set_aspect('equal')</text:p>
      <text:p text:style-name="P6"/>
      <text:p text:style-name="P6"><text:s text:c="4"/>line, = ax.plot([], [], lw=2)</text:p>
      <text:p text:style-name="P6"><text:s text:c="4"/>ball = plt.Circle((x0, y0), 0.08)</text:p>
      <text:p text:style-name="P6"><text:s text:c="4"/>height_text = ax.text(XMAX*0.5, y0*0.8, f'Height: {y0:.1f} m')</text:p>
      <text:p text:style-name="P6"><text:s text:c="4"/>ax.add_patch(ball)</text:p>
      <text:p text:style-name="P6"><text:s text:c="4"/>xdata, ydata = [], []</text:p>
      <text:p text:style-name="P6"/>
      <text:p text:style-name="P6"><text:s text:c="4"/>interval = 1000*dt</text:p>
      <text:p text:style-name="P6"><text:s text:c="4"/># ani = animation.FuncAnimation(fig, animate, get_pos, blit=True,</text:p>
      <text:p text:style-name="P6"><text:s text:c="4"/># <text:s text:c="22"/>interval=interval, repeat=False, init_func=init)</text:p>
      <text:p text:style-name="P6"><text:s text:c="4"/># plt.show()</text:p>
      <text:p text:style-name="P6"/>
      <text:p text:style-name="P6"><text:s text:c="3"/></text:p>
      <text:p text:style-name="P6"><text:s text:c="4"/># numpy array</text:p>
      <text:p text:style-name="P6"><text:s text:c="4"/>x = np.linspace(-2, 2, 200)</text:p>
      <text:p text:style-name="P6"><text:s text:c="5"/></text:p>
      <text:p text:style-name="P6"><text:s text:c="4"/># duration of the video</text:p>
      <text:p text:style-name="P6"><text:s text:c="4"/>duration = 2</text:p>
      <text:p text:style-name="P6"><text:s text:c="5"/></text:p>
      <text:p text:style-name="P6"><text:s text:c="4"/># matplot subplot</text:p>
      <text:p text:style-name="P6"><text:s text:c="4"/># fig, ax = plt.subplots()</text:p>
      <text:p text:style-name="P6"><text:s text:c="5"/></text:p>
      <text:p text:style-name="P6"><text:s text:c="4"/># method to get frames</text:p>
      <text:p text:style-name="P6"><text:s text:c="4"/>def make_frame(t):</text:p>
      <text:p text:style-name="P6"><text:s text:c="9"/></text:p>
      <text:p text:style-name="P6"><text:s text:c="8"/># clear</text:p>
      <text:p text:style-name="P6"><text:s text:c="8"/>ax.clear()</text:p>
      <text:p text:style-name="P6"><text:s text:c="9"/></text:p>
      <text:p text:style-name="P6"><text:s text:c="8"/># plotting line</text:p>
      <text:p text:style-name="P6"><text:s text:c="8"/>ax.plot(x, np.sinc(x**2) + np.sin(x + 2 * np.pi / duration * t), lw = 3)</text:p>
      <text:p text:style-name="P6"><text:s text:c="8"/>ax.set_ylim(-1.5, 2.5)</text:p>
      <text:p text:style-name="P6"><text:s text:c="9"/></text:p>
      <text:p text:style-name="P6"><text:s text:c="8"/># returning numpy image</text:p>
      <text:p text:style-name="P6"><text:s text:c="8"/>return mplfig_to_npimage(fig)</text:p>
      <text:p text:style-name="P6"><text:s text:c="5"/></text:p>
      <text:p text:style-name="P6"><text:s text:c="4"/># creating animation</text:p>
      <text:p text:style-name="P6"><text:s text:c="4"/>animation = VideoClip(make_frame, duration = duration)</text:p>
      <text:p text:style-name="P6"><text:s text:c="5"/></text:p>
      <text:p text:style-name="P6"><text:s text:c="4"/># displaying animation with auto play and looping</text:p>
      <text:p text:style-name="P6"><text:s text:c="4"/>views = animation.ipython_display(fps = 20, loop = True, autoplay = True)</text:p>
      <text:p text:style-name="P6"/>
      <text:p text:style-name="P6"><text:soft-page-break/><text:s text:c="4"/>#to be rendered via ipython lib</text:p>
      <text:p text:style-name="P6"><text:s text:c="4"/># from IPython.core.display import display, HTML</text:p>
      <text:p text:style-name="P6"><text:s text:c="4"/>views = display(HTML(views))</text:p>
      <text:p text:style-name="P24">CAT TWO (FLASK)</text:p>
      <text:p text:style-name="P22">#simulation method</text:p>
      <text:p text:style-name="P21"/>
      <text:p text:style-name="P19">from random import randint as r</text:p>
      <text:p text:style-name="P19"/>
      <text:p text:style-name="P19">import pandas as pd</text:p>
      <text:p text:style-name="P19"/>
      <text:p text:style-name="P19">def simulate_queue(arr1,arr2,ser1,ser2):</text:p>
      <text:p text:style-name="P19"><text:tab/>#declare all variables</text:p>
      <text:p text:style-name="P19"><text:tab/>arrival_time, idle_time, start_service, service_time, depart_time=0,0,0,0,0</text:p>
      <text:p text:style-name="P19"><text:tab/>list1=[]</text:p>
      <text:p text:style-name="P19"/>
      <text:p text:style-name="P19"/>
      <text:p text:style-name="P19"><text:tab/># for each customer</text:p>
      <text:p text:style-name="P19"><text:tab/>for i in range(1009):</text:p>
      <text:p text:style-name="P19"><text:tab/><text:tab/>dictrow = {}</text:p>
      <text:p text:style-name="P19"><text:tab/><text:tab/># arrived at default time</text:p>
      <text:p text:style-name="P19"><text:tab/><text:tab/>dictrow ['arrival_time'] = arrival_time</text:p>
      <text:p text:style-name="P19"/>
      <text:p text:style-name="P19"><text:tab/><text:tab/>#service started when the last patient left</text:p>
      <text:p text:style-name="P19"><text:tab/><text:tab/>try:</text:p>
      <text:p text:style-name="P19"><text:tab/><text:tab/><text:tab/>start_service = list1[-1]['depart_time']</text:p>
      <text:p text:style-name="P19"><text:tab/><text:tab/><text:tab/># dictrow ['start_service'] = start_service</text:p>
      <text:p text:style-name="P19"><text:tab/><text:tab/>except:</text:p>
      <text:p text:style-name="P19"><text:tab/><text:tab/><text:tab/>start_service = 0</text:p>
      <text:p text:style-name="P19"><text:tab/><text:tab/><text:tab/># dictrow ['start_service'] = start_service</text:p>
      <text:p text:style-name="P19"/>
      <text:p text:style-name="P19"/>
      <text:p text:style-name="P19"><text:tab/><text:tab/># they left after a random service time service may take upto 15 minutes</text:p>
      <text:p text:style-name="P19"><text:tab/><text:tab/>depart_time = start_service + r(ser1,ser2)</text:p>
      <text:p text:style-name="P19"><text:tab/><text:tab/># dictrow['depart_time'] = depart_time</text:p>
      <text:p text:style-name="P19"/>
      <text:p text:style-name="P19"><text:tab/><text:tab/># the difference between the time waited before the last consumer left</text:p>
      <text:p text:style-name="P19"><text:tab/><text:tab/>try:</text:p>
      <text:p text:style-name="P19"><text:tab/><text:tab/><text:tab/>idle_time = list1[-1]['depart_time'] - arrival_time</text:p>
      <text:p text:style-name="P19"><text:tab/><text:tab/><text:tab/># dictrow ['idle_time'] = idle_time</text:p>
      <text:p text:style-name="P19"><text:tab/><text:tab/>except:</text:p>
      <text:p text:style-name="P19"><text:tab/><text:tab/><text:tab/>idle_time = 0</text:p>
      <text:p text:style-name="P19"><text:tab/><text:tab/><text:tab/>dictrow ['idle_time'] = 0</text:p>
      <text:p text:style-name="P19"/>
      <text:p text:style-name="P19"><text:tab/><text:tab/>#columns in order</text:p>
      <text:p text:style-name="P19"><text:tab/><text:tab/>dictrow ['idle_time'] = idle_time</text:p>
      <text:p text:style-name="P19"><text:tab/><text:tab/>dictrow ['start_service'] = start_service</text:p>
      <text:p text:style-name="P19"><text:tab/><text:tab/>dictrow ['service_time'] = depart_time - start_service</text:p>
      <text:p text:style-name="P19"><text:tab/><text:tab/>dictrow['depart_time'] = depart_time</text:p>
      <text:p text:style-name="P19"/>
      <text:p text:style-name="P19"><text:tab/><text:tab/>list1.append(dictrow)</text:p>
      <text:p text:style-name="P19"/>
      <text:p text:style-name="P19"><text:tab/><text:tab/># calls come every 10 minutes</text:p>
      <text:p text:style-name="P19"><text:tab/><text:tab/>arrival_time += r(arr1,arr2)</text:p>
      <text:p text:style-name="P19"/>
      <text:p text:style-name="P19"/>
      <text:p text:style-name="P19"><text:soft-page-break/></text:p>
      <text:p text:style-name="P19"><text:tab/>#get averages for idle and service</text:p>
      <text:p text:style-name="P19"><text:tab/>average_idle_time, average_service_time = 0,0</text:p>
      <text:p text:style-name="P19"/>
      <text:p text:style-name="P19"><text:tab/>for items in list1:</text:p>
      <text:p text:style-name="P19"><text:tab/><text:tab/>average_idle_time += items['idle_time']</text:p>
      <text:p text:style-name="P19"><text:tab/><text:tab/>average_service_time += items['service_time']</text:p>
      <text:p text:style-name="P19"/>
      <text:p text:style-name="P19"><text:tab/>average_idle_time = average_idle_time/1000</text:p>
      <text:p text:style-name="P19"><text:tab/>average_service_time = average_service_time/1000</text:p>
      <text:p text:style-name="P19"/>
      <text:p text:style-name="P19"/>
      <text:p text:style-name="P19"><text:tab/># save data type unformatted in json</text:p>
      <text:p text:style-name="P19"><text:tab/>with open ('waitlist.json', 'w+') as f:</text:p>
      <text:p text:style-name="P19"><text:tab/><text:tab/>f.write(str(list1))</text:p>
      <text:p text:style-name="P19"/>
      <text:p text:style-name="P19"><text:tab/>df = pd.DataFrame.from_dict(list1)</text:p>
      <text:p text:style-name="P19"><text:tab/>df.to_csv (r'waitlist.csv', index = False, header=True)</text:p>
      <text:p text:style-name="P19"/>
      <text:p text:style-name="P19"><text:tab/>with open ('waitlist.csv', 'a') as f:</text:p>
      <text:p text:style-name="P19"><text:tab/><text:tab/>f.write(str({'average_idle_time':average_idle_time, 'average_service_time':average_service_time}))</text:p>
      <text:p text:style-name="P19"/>
      <text:p text:style-name="P19"><text:tab/>return average_idle_time, average_service_time</text:p>
      <text:p text:style-name="P25">#flask views</text:p>
      <text:p text:style-name="P6"/>
      <text:p text:style-name="P6">from flask.views import MethodView</text:p>
      <text:p text:style-name="P6">from flask import request, abort, jsonify, render_template, session,send_from_directory</text:p>
      <text:p text:style-name="P6">from mainModules.arrive import simulate_queue</text:p>
      <text:p text:style-name="P6"/>
      <text:p text:style-name="P6"/>
      <text:p text:style-name="P6"># import pdfkit, os</text:p>
      <text:p text:style-name="P6"/>
      <text:p text:style-name="P6"/>
      <text:p text:style-name="P6"/>
      <text:p text:style-name="P6">class HomeAPI(MethodView):</text:p>
      <text:p text:style-name="P6"/>
      <text:p text:style-name="P6"><text:tab/>def get(self):</text:p>
      <text:p text:style-name="P6"><text:tab/><text:tab/>return render_template("index.html")</text:p>
      <text:p text:style-name="P6"/>
      <text:p text:style-name="P6"><text:tab/>def post(self):</text:p>
      <text:p text:style-name="P6"><text:tab/><text:tab/>arr1, arr2, ser1, ser2 = int(request.form["arr1"]),int(request.form["arr2"]),int(request.form["ser1"]),int(request.form["ser2"])</text:p>
      <text:p text:style-name="P6"><text:tab/><text:tab/>average_idle_time, average_service_time = simulate_queue(arr1,arr2,ser1,ser2)[0],simulate_queue(arr1,arr2,ser1,ser2)[0]</text:p>
      <text:p text:style-name="P6"/>
      <text:p text:style-name="P6"><text:tab/><text:tab/>return render_template("results.html", average_idle_time=average_idle_time, average_service_time=average_service_time)</text:p>
      <text:p text:style-name="P6"/>
      <text:p text:style-name="P6"/>
      <text:p text:style-name="P6"/>
      <text:p text:style-name="P6">class ResultsAPI(MethodView):</text:p>
      <text:p text:style-name="P6"/>
      <text:p text:style-name="P6"><text:tab/>def get(self):</text:p>
      <text:p text:style-name="P6"><text:tab/><text:tab/>return render_template("results.html")</text:p>
      <text:p text:style-name="P6"/>
      <text:p text:style-name="P6"/>
      <text:p text:style-name="P6"/>
      <text:p text:style-name="P6">class BouncingAPI(MethodView):</text:p>
      <text:p text:style-name="P6"/>
      <text:p text:style-name="P6"><text:tab/>def get(self):</text:p>
      <text:p text:style-name="P6"><text:tab/><text:tab/></text:p>
      <text:p text:style-name="P6"><text:tab/><text:tab/>return render_template("bouncing.html")</text:p>
      <text:p text:style-name="P6"/>
      <text:p text:style-name="P6">class DownloadAPI(MethodView):</text:p>
      <text:p text:style-name="P6"/>
      <text:p text:style-name="P6"><text:tab/>def get(self,extension):</text:p>
      <text:p text:style-name="P6"><text:tab/><text:tab/># return "success"</text:p>
      <text:p text:style-name="P6"><text:tab/><text:tab/>names = "waitlist."+extension</text:p>
      <text:p text:style-name="P6"><text:tab/><text:tab/>return send_from_directory(directory="mainModules",path=names)</text:p>
      <text:p text:style-name="P11">from flask import Blueprint</text:p>
      <text:p text:style-name="P6">from .api import *</text:p>
      <text:p text:style-name="P6"/>
      <text:p text:style-name="P6"/>
      <text:p text:style-name="P6">guest_app = Blueprint("guest_app", __name__)</text:p>
      <text:p text:style-name="P6"/>
      <text:p text:style-name="P6"/>
      <text:p text:style-name="P6">homeapi_view = HomeAPI.as_view('home_api')</text:p>
      <text:p text:style-name="P6"/>
      <text:p text:style-name="P6">guest_app.add_url_rule('/',</text:p>
      <text:p text:style-name="P6"><text:tab/>view_func=homeapi_view, </text:p>
      <text:p text:style-name="P6"><text:tab/>methods=['GET', 'POST'])</text:p>
      <text:p text:style-name="P6"/>
      <text:p text:style-name="P6"/>
      <text:p text:style-name="P6">resultsapi_view = ResultsAPI.as_view('ResultsAPI_api')</text:p>
      <text:p text:style-name="P6"/>
      <text:p text:style-name="P6">guest_app.add_url_rule('/results',</text:p>
      <text:p text:style-name="P6"><text:tab/>view_func=resultsapi_view, </text:p>
      <text:p text:style-name="P6"><text:tab/>methods=['GET'])</text:p>
      <text:p text:style-name="P6"/>
      <text:p text:style-name="P6"/>
      <text:p text:style-name="P6">bouncingapi_view = BouncingAPI.as_view('BouncingAPI_api')</text:p>
      <text:p text:style-name="P6"/>
      <text:p text:style-name="P6">guest_app.add_url_rule('/bouncing',</text:p>
      <text:p text:style-name="P6"><text:tab/>view_func=bouncingapi_view, </text:p>
      <text:p text:style-name="P6"><text:tab/>methods=['GET'])</text:p>
      <text:p text:style-name="P6"/>
      <text:p text:style-name="P6"/>
      <text:p text:style-name="P6">downloadapi_view = DownloadAPI.as_view('DownloadAPI_api')</text:p>
      <text:p text:style-name="P6"/>
      <text:p text:style-name="P6">guest_app.add_url_rule('/download/&lt;extension&gt;',</text:p>
      <text:p text:style-name="P6"><text:tab/>view_func=downloadapi_view, </text:p>
      <text:p text:style-name="P6"><text:tab/>methods=['GET'])</text:p>
      <text:p text:style-name="P6"/>
      <text:p text:style-name="P25">#flask views</text:p>
      <text:p text:style-name="P22"/>
      <text:p text:style-name="P16">&lt;!DOCTYPE HTML&gt;</text:p>
      <text:p text:style-name="P6"/>
      <text:p text:style-name="P6">&lt;html&gt;</text:p>
      <text:p text:style-name="P6"><text:tab/>&lt;head&gt;</text:p>
      <text:p text:style-name="P6"><text:tab/>&lt;meta charset="utf-8"&gt;</text:p>
      <text:p text:style-name="P6"><text:tab/>&lt;meta http-equiv="X-UA-Compatible" content="IE=edge"&gt;</text:p>
      <text:p text:style-name="P6"><text:s text:c="4"/>&lt;link rel="icon" href="images/favicon.ico"&gt;</text:p>
      <text:p text:style-name="P6"><text:tab/>&lt;title&gt;Simulation &amp;mdash; and Modelling&lt;/title&gt;</text:p>
      <text:p text:style-name="P6"/>
      <text:p text:style-name="P6"><text:tab/>&lt;link href="https://fonts.googleapis.com/css?family=Lato:300,400,700" rel="stylesheet"&gt;</text:p>
      <text:p text:style-name="P6"><text:tab/>&lt;link href="https://fonts.googleapis.com/css?family=Kaushan+Script" rel="stylesheet"&gt;</text:p>
      <text:p text:style-name="P6"><text:tab/>&lt;link rel="stylesheet" href="static/css/animate.css"&gt;</text:p>
      <text:p text:style-name="P6"><text:tab/>&lt;link rel="stylesheet" href="static/css/icomoon.css"&gt;</text:p>
      <text:p text:style-name="P6"><text:tab/>&lt;link rel="stylesheet" href="static/css/themify-icons.css"&gt;</text:p>
      <text:p text:style-name="P6"><text:tab/>&lt;link rel="stylesheet" href="static/css/bootstrap.css"&gt;</text:p>
      <text:p text:style-name="P6"><text:tab/>&lt;link rel="stylesheet" href="static/css/magnific-popup.css"&gt;</text:p>
      <text:p text:style-name="P6"><text:tab/>&lt;link rel="stylesheet" href="static/css/bootstrap-datetimepicker.min.css"&gt;</text:p>
      <text:p text:style-name="P6"><text:tab/>&lt;link rel="stylesheet" href="static/css/owl.carousel.min.css"&gt;</text:p>
      <text:p text:style-name="P6"><text:tab/>&lt;link rel="stylesheet" href="static/css/owl.theme.default.min.css"&gt;</text:p>
      <text:p text:style-name="P6"><text:tab/>&lt;link rel="stylesheet" href="static/css/style.css"&gt;</text:p>
      <text:p text:style-name="P6"><text:tab/>&lt;script src="static/js/modernizr-2.6.2.min.js"&gt;&lt;/script&gt;</text:p>
      <text:p text:style-name="P6"><text:s text:c="4"/>&lt;style type="text/css"&gt;</text:p>
      <text:p text:style-name="P6">body {font-family: Arial, Helvetica, sans-serif;}</text:p>
      <text:p text:style-name="P6"/>
      <text:p text:style-name="P6">/* Full-width input fields */</text:p>
      <text:p text:style-name="P6">input[type=text], input[type=password] {</text:p>
      <text:p text:style-name="P6"><text:tab/>padding: 12px 20px;</text:p>
      <text:p text:style-name="P6"><text:tab/>margin: 8px 0;</text:p>
      <text:p text:style-name="P6"><text:tab/>display: inline-block;</text:p>
      <text:p text:style-name="P6"><text:tab/>border: 1px solid #ccc;</text:p>
      <text:p text:style-name="P6"><text:tab/>box-sizing: border-box;</text:p>
      <text:p text:style-name="P6"><text:tab/>width: 500px;</text:p>
      <text:p text:style-name="P6">}</text:p>
      <text:p text:style-name="P6"/>
      <text:p text:style-name="P6">/* Set a style for all buttons */</text:p>
      <text:p text:style-name="P6">button {</text:p>
      <text:p text:style-name="P6"><text:s text:c="4"/>background-color: #4CAF50;</text:p>
      <text:p text:style-name="P6"><text:s text:c="4"/>color: white;</text:p>
      <text:p text:style-name="P6"><text:s text:c="4"/>margin: 8px 0;</text:p>
      <text:p text:style-name="P6"><text:s text:c="4"/>border: none;</text:p>
      <text:p text:style-name="P6"><text:s text:c="4"/>cursor: pointer;</text:p>
      <text:p text:style-name="P6"><text:s text:c="4"/>width: 250px;</text:p>
      <text:p text:style-name="P6">}</text:p>
      <text:p text:style-name="P6"/>
      <text:p text:style-name="P6">button:hover {</text:p>
      <text:p text:style-name="P6"><text:tab/>opacity: 0.8;</text:p>
      <text:p text:style-name="P6"><text:tab/>width: 250px;</text:p>
      <text:p text:style-name="P6">}</text:p>
      <text:p text:style-name="P6"/>
      <text:p text:style-name="P6">/* Extra styles for the cancel button */</text:p>
      <text:p text:style-name="P6"><text:soft-page-break/>.cancelbtn {</text:p>
      <text:p text:style-name="P6"><text:s text:c="4"/>width: auto;</text:p>
      <text:p text:style-name="P6"><text:s text:c="4"/>padding: 10px 18px;</text:p>
      <text:p text:style-name="P6"><text:s text:c="4"/>background-color: #f44336;</text:p>
      <text:p text:style-name="P6">}</text:p>
      <text:p text:style-name="P6"/>
      <text:p text:style-name="P6">/* Center the image and position the close button */</text:p>
      <text:p text:style-name="P6">.imgcontainer {</text:p>
      <text:p text:style-name="P6"><text:s text:c="4"/>text-align: center;</text:p>
      <text:p text:style-name="P6"><text:s text:c="4"/>margin: 24px 0 12px 0;</text:p>
      <text:p text:style-name="P6"><text:s text:c="4"/>position: relative;</text:p>
      <text:p text:style-name="P6">}</text:p>
      <text:p text:style-name="P6"/>
      <text:p text:style-name="P6">img.avatar {</text:p>
      <text:p text:style-name="P6"><text:tab/>width: 160px;</text:p>
      <text:p text:style-name="P6"><text:tab/>border-radius: 50%;</text:p>
      <text:p text:style-name="P6">}</text:p>
      <text:p text:style-name="P6"/>
      <text:p text:style-name="P6">.container {</text:p>
      <text:p text:style-name="P6"><text:tab/>padding: 16px;</text:p>
      <text:p text:style-name="P6"><text:tab/>width: 800px;</text:p>
      <text:p text:style-name="P6">}</text:p>
      <text:p text:style-name="P6"/>
      <text:p text:style-name="P6">span.psw {</text:p>
      <text:p text:style-name="P6"><text:s text:c="4"/>float: left;</text:p>
      <text:p text:style-name="P6">}</text:p>
      <text:p text:style-name="P6"/>
      <text:p text:style-name="P6">/* The Modal (background) */</text:p>
      <text:p text:style-name="P6">.modal {</text:p>
      <text:p text:style-name="P6"><text:s text:c="4"/>display: none; /* Hidden by default */</text:p>
      <text:p text:style-name="P6"><text:s text:c="4"/>position: fixed; /* Stay in place */</text:p>
      <text:p text:style-name="P6"><text:s text:c="4"/>z-index: 100000; /* Sit on top */</text:p>
      <text:p text:style-name="P6"><text:s text:c="4"/>left: 0;</text:p>
      <text:p text:style-name="P6"><text:s text:c="4"/>top: 0;</text:p>
      <text:p text:style-name="P6"><text:s text:c="4"/>width: 100%; /* Full width */</text:p>
      <text:p text:style-name="P6"><text:s text:c="4"/>height: 100%; /* Full height */</text:p>
      <text:p text:style-name="P6"><text:s text:c="4"/>overflow: auto; /* Enable scroll if needed */</text:p>
      <text:p text:style-name="P6"><text:s text:c="4"/>background-color: rgb(0,0,0); /* Fallback color */</text:p>
      <text:p text:style-name="P6"><text:s text:c="4"/>background-color: rgba(0,0,0,0.4); /* Black w/ opacity */</text:p>
      <text:p text:style-name="P6"><text:s text:c="4"/>padding-top: 60px;</text:p>
      <text:p text:style-name="P6">}</text:p>
      <text:p text:style-name="P6"/>
      <text:p text:style-name="P6">/* Modal Content/Box */</text:p>
      <text:p text:style-name="P6">.modal-content {</text:p>
      <text:p text:style-name="P6"><text:s text:c="4"/>background-color: #fefefe;</text:p>
      <text:p text:style-name="P6"><text:s text:c="4"/>margin: 5% auto 15% auto; /* 5% from the top, 15% from the bottom and centered */</text:p>
      <text:p text:style-name="P6"><text:s text:c="4"/>border: 1px solid #888;</text:p>
      <text:p text:style-name="P6"><text:s text:c="4"/>width: 80%; /* Could be more or less, depending on screen size */</text:p>
      <text:p text:style-name="P6">}</text:p>
      <text:p text:style-name="P6"/>
      <text:p text:style-name="P6">/* The Close Button (x) */</text:p>
      <text:p text:style-name="P6">.close {</text:p>
      <text:p text:style-name="P6"><text:soft-page-break/><text:s text:c="4"/>position: absolute;</text:p>
      <text:p text:style-name="P6"><text:s text:c="4"/>right: 25px;</text:p>
      <text:p text:style-name="P6"><text:s text:c="4"/>top: 0;</text:p>
      <text:p text:style-name="P6"><text:s text:c="4"/>color: #000;</text:p>
      <text:p text:style-name="P6"><text:s text:c="4"/>font-size: 35px;</text:p>
      <text:p text:style-name="P6"><text:s text:c="4"/>font-weight: bold;</text:p>
      <text:p text:style-name="P6">}</text:p>
      <text:p text:style-name="P6"/>
      <text:p text:style-name="P6">.close:hover,</text:p>
      <text:p text:style-name="P6">.close:focus {</text:p>
      <text:p text:style-name="P6"><text:s text:c="4"/>color: red;</text:p>
      <text:p text:style-name="P6"><text:s text:c="4"/>cursor: pointer;</text:p>
      <text:p text:style-name="P6">}</text:p>
      <text:p text:style-name="P6"/>
      <text:p text:style-name="P6">/* Add Zoom Animation */</text:p>
      <text:p text:style-name="P6">.animate {</text:p>
      <text:p text:style-name="P6"><text:s text:c="4"/>-webkit-animation: animatezoom 0.6s;</text:p>
      <text:p text:style-name="P6"><text:s text:c="4"/>animation: animatezoom 0.6s</text:p>
      <text:p text:style-name="P6">}</text:p>
      <text:p text:style-name="P6"/>
      <text:p text:style-name="P6">@-webkit-keyframes animatezoom {</text:p>
      <text:p text:style-name="P6"><text:s text:c="4"/>from {-webkit-transform: scale(0)} </text:p>
      <text:p text:style-name="P6"><text:s text:c="4"/>to {-webkit-transform: scale(1)}</text:p>
      <text:p text:style-name="P6">}</text:p>
      <text:p text:style-name="P6"><text:s text:c="4"/></text:p>
      <text:p text:style-name="P6">@keyframes animatezoom {</text:p>
      <text:p text:style-name="P6"><text:s text:c="4"/>from {transform: scale(0)} </text:p>
      <text:p text:style-name="P6"><text:s text:c="4"/>to {transform: scale(1)}</text:p>
      <text:p text:style-name="P6">}</text:p>
      <text:p text:style-name="P6"/>
      <text:p text:style-name="P6">/* Change styles for span and cancel button on extra small screens */</text:p>
      <text:p text:style-name="P6">@media screen and (max-width: 300px) {</text:p>
      <text:p text:style-name="P6"><text:s text:c="4"/>span.psw {</text:p>
      <text:p text:style-name="P6"><text:s text:c="7"/>display: block;</text:p>
      <text:p text:style-name="P6"><text:s text:c="7"/>float: none;</text:p>
      <text:p text:style-name="P6"><text:s text:c="4"/>}</text:p>
      <text:p text:style-name="P6"><text:s text:c="4"/>.cancelbtn {</text:p>
      <text:p text:style-name="P6"><text:s text:c="7"/>width: 100%;</text:p>
      <text:p text:style-name="P6"><text:s text:c="4"/>}</text:p>
      <text:p text:style-name="P6">}</text:p>
      <text:p text:style-name="P6"><text:s text:c="4"/>&lt;/style&gt;</text:p>
      <text:p text:style-name="P6"><text:tab/>&lt;/head&gt;</text:p>
      <text:p text:style-name="P6"><text:tab/>&lt;body&gt;</text:p>
      <text:p text:style-name="P6"><text:tab/><text:tab/></text:p>
      <text:p text:style-name="P6"><text:tab/>&lt;div class="gtco-loader"&gt;&lt;/div&gt;</text:p>
      <text:p text:style-name="P6"><text:tab/></text:p>
      <text:p text:style-name="P6"><text:tab/>&lt;div id="page"&gt;</text:p>
      <text:p text:style-name="P6"><text:tab/>&lt;nav class="gtco-nav" role="navigation"&gt;</text:p>
      <text:p text:style-name="P6"><text:tab/><text:tab/>&lt;div class="gtco-container"&gt;</text:p>
      <text:p text:style-name="P6"><text:tab/><text:tab/><text:tab/></text:p>
      <text:p text:style-name="P6"><text:tab/><text:tab/><text:tab/>&lt;div class="row"&gt;</text:p>
      <text:p text:style-name="P6"><text:tab/><text:tab/><text:tab/><text:tab/>&lt;div class="col-sm-4 col-xs-12"&gt;</text:p>
      <text:p text:style-name="P6"><text:soft-page-break/><text:tab/><text:tab/><text:tab/><text:tab/><text:tab/>&lt;div id="gtco-logo"&gt;&lt;a href="/"&gt;Cat 2 &lt;em&gt;.&lt;/em&gt;&lt;/a&gt;&lt;/div&gt;</text:p>
      <text:p text:style-name="P6"><text:tab/><text:tab/><text:tab/><text:tab/>&lt;/div&gt;</text:p>
      <text:p text:style-name="P6"><text:tab/><text:tab/><text:tab/><text:tab/>&lt;div class="col-xs-8 text-right menu-1"&gt;</text:p>
      <text:p text:style-name="P6"><text:tab/><text:tab/><text:tab/><text:tab/><text:tab/>&lt;ul&gt;</text:p>
      <text:p text:style-name="P6"><text:tab/><text:tab/><text:tab/><text:tab/><text:tab/><text:tab/>&lt;li&gt;&lt;a href="/bouncing"&gt;Bouncing Ball&lt;/a&gt;&lt;/li&gt;</text:p>
      <text:p text:style-name="P6"><text:tab/><text:tab/><text:tab/><text:tab/><text:tab/><text:tab/>&lt;!-- &lt;li class="has-dropdown"&gt;</text:p>
      <text:p text:style-name="P6"><text:tab/><text:tab/><text:tab/><text:tab/><text:tab/><text:tab/>&lt;a href="index.html"&gt;Reservation&lt;/a&gt; --&gt;<text:tab/><text:tab/><text:tab/><text:tab/><text:tab/><text:tab/>&lt;/li&gt;</text:p>
      <text:p text:style-name="P6"><text:tab/><text:tab/><text:tab/><text:tab/><text:tab/>&lt;!-- <text:tab/>&lt;li&gt;&lt;a href="contact.html"&gt;Contact&lt;/a&gt;&lt;/li&gt; --&gt;</text:p>
      <text:p text:style-name="P6"><text:tab/><text:tab/><text:tab/><text:tab/><text:tab/><text:tab/>&lt;!-- &lt;li class="btn-cta"&gt;&lt;a href="#"&gt;&lt;button class="signin" onclick="document.getElementById('id01').style.display='block'" style=" width:auto;"&gt;Login&lt;/button&gt;&lt;/a&gt;&lt;/li&gt; --&gt;</text:p>
      <text:p text:style-name="P6"><text:tab/><text:tab/><text:tab/><text:tab/><text:tab/>&lt;/ul&gt;<text:tab/></text:p>
      <text:p text:style-name="P6"><text:tab/><text:tab/><text:tab/><text:tab/>&lt;/div&gt;</text:p>
      <text:p text:style-name="P6"><text:tab/><text:tab/><text:tab/>&lt;/div&gt;</text:p>
      <text:p text:style-name="P6"><text:tab/><text:tab/><text:tab/></text:p>
      <text:p text:style-name="P6"><text:tab/><text:tab/>&lt;/div&gt;</text:p>
      <text:p text:style-name="P6"><text:tab/>&lt;/nav&gt;</text:p>
      <text:p text:style-name="P6"><text:tab/></text:p>
      <text:p text:style-name="P6"><text:tab/>&lt;header id="gtco-header" class="gtco-cover gtco-cover-md" role="banner" style="background-image: url(images/img_bg_1.jpg)" data-stellar-background-ratio="0.5"&gt;</text:p>
      <text:p text:style-name="P6"><text:tab/><text:tab/>&lt;div class="overlay"&gt;&lt;/div&gt;</text:p>
      <text:p text:style-name="P6"><text:tab/><text:tab/>&lt;div class="gtco-container"&gt;</text:p>
      <text:p text:style-name="P6"><text:tab/><text:tab/><text:tab/>&lt;div class="row"&gt;</text:p>
      <text:p text:style-name="P6"><text:tab/><text:tab/><text:tab/><text:tab/>&lt;div class="col-md-12 col-md-offset-0 text-left"&gt;</text:p>
      <text:p text:style-name="P6"><text:tab/><text:tab/><text:tab/><text:tab/><text:tab/></text:p>
      <text:p text:style-name="P6"/>
      <text:p text:style-name="P6"><text:tab/><text:tab/><text:tab/><text:tab/><text:tab/>&lt;div class="row row-mt-15em"&gt;</text:p>
      <text:p text:style-name="P6"><text:tab/><text:tab/><text:tab/><text:tab/><text:tab/><text:tab/>&lt;div class="col-md-7 mt-text animate-box" data-animate-effect="fadeInUp"&gt;</text:p>
      <text:p text:style-name="P6">&lt;h1 class="cursive-font"&gt;Test queue outcomes all in a jiffy!&lt;/h1&gt;<text:tab/></text:p>
      <text:p text:style-name="P6"><text:tab/><text:tab/><text:tab/><text:tab/><text:tab/> <text:s/>&lt;/div&gt;</text:p>
      <text:p text:style-name="P6"><text:tab/><text:tab/><text:tab/><text:tab/><text:tab/><text:tab/>&lt;div class="col-md-4 col-md-push-1 animate-box" data-animate-effect="fadeInRight"&gt;</text:p>
      <text:p text:style-name="P6"><text:tab/><text:tab/><text:tab/><text:tab/><text:tab/><text:tab/><text:tab/>&lt;div class="form-wrap"&gt;</text:p>
      <text:p text:style-name="P6"><text:tab/><text:tab/><text:tab/><text:tab/><text:tab/><text:tab/><text:tab/><text:tab/>&lt;div class="tab"&gt;</text:p>
      <text:p text:style-name="P6"><text:tab/><text:tab/><text:tab/><text:tab/><text:tab/><text:tab/><text:tab/><text:tab/><text:tab/></text:p>
      <text:p text:style-name="P6"><text:tab/><text:tab/><text:tab/><text:tab/><text:tab/><text:tab/><text:tab/><text:tab/><text:tab/>&lt;div class="tab-content"&gt;</text:p>
      <text:p text:style-name="P6"><text:s text:c="36"/>&lt;h3 class="cursive-font"&gt;Test queue time frames&lt;/h3&gt;</text:p>
      <text:p text:style-name="P6"><text:tab/><text:tab/><text:tab/><text:tab/><text:tab/><text:tab/><text:tab/><text:tab/><text:tab/><text:tab/>&lt;div class="tab-content-inner active" data-content="signup"&gt;</text:p>
      <text:p text:style-name="P6"><text:tab/><text:tab/><text:tab/><text:tab/><text:tab/><text:tab/><text:tab/><text:tab/><text:tab/><text:tab/></text:p>
      <text:p text:style-name="P6"/>
      <text:p text:style-name="P6"><text:tab/><text:tab/><text:tab/><text:tab/><text:tab/><text:tab/><text:tab/><text:tab/><text:tab/><text:tab/>&lt;form action="/" method="post"&gt;</text:p>
      <text:p text:style-name="P6"><text:tab/><text:tab/><text:tab/><text:tab/><text:tab/><text:tab/><text:tab/><text:tab/><text:tab/><text:tab/><text:tab/> <text:s/>&lt;div class="row form-group"&gt;</text:p>
      <text:p text:style-name="P6"><text:tab/><text:tab/><text:tab/><text:tab/><text:tab/><text:tab/><text:tab/><text:tab/><text:tab/><text:tab/><text:tab/><text:tab/><text:tab/>&lt;div class="col-md-12"&gt;</text:p>
      <text:p text:style-name="P6"><text:tab/><text:tab/><text:tab/><text:tab/><text:tab/><text:tab/><text:tab/><text:tab/><text:tab/><text:tab/><text:tab/><text:tab/><text:tab/><text:tab/>&lt;label for="arr1"&gt;Minimum arrival interval&lt;/label&gt;</text:p>
      <text:p text:style-name="P6"><text:soft-page-break/><text:tab/><text:tab/><text:tab/><text:tab/><text:tab/><text:tab/><text:tab/><text:tab/><text:tab/><text:tab/><text:tab/><text:tab/><text:tab/><text:tab/>&lt;input type="arr1" id="arr1" name="arr1" &gt;</text:p>
      <text:p text:style-name="P6"><text:tab/><text:tab/><text:tab/><text:tab/><text:tab/><text:tab/><text:tab/><text:tab/><text:tab/><text:tab/><text:tab/><text:tab/><text:tab/>&lt;/div&gt;</text:p>
      <text:p text:style-name="P6"><text:tab/><text:tab/><text:tab/><text:tab/><text:tab/><text:tab/><text:tab/><text:tab/><text:tab/><text:tab/><text:tab/><text:tab/>&lt;/div&gt;</text:p>
      <text:p text:style-name="P6"><text:tab/><text:tab/><text:tab/><text:tab/><text:tab/><text:tab/><text:tab/><text:tab/><text:tab/><text:tab/><text:tab/><text:tab/>&lt;div class="row form-group"&gt;</text:p>
      <text:p text:style-name="P6"><text:tab/><text:tab/><text:tab/><text:tab/><text:tab/><text:tab/><text:tab/><text:tab/><text:tab/><text:tab/><text:tab/><text:tab/><text:tab/>&lt;div class="col-md-12"&gt;</text:p>
      <text:p text:style-name="P6"><text:tab/><text:tab/><text:tab/><text:tab/><text:tab/><text:tab/><text:tab/><text:tab/><text:tab/><text:tab/><text:tab/><text:tab/><text:tab/><text:tab/>&lt;label for="arr2"&gt;Maximum arrival interval&lt;/label&gt;</text:p>
      <text:p text:style-name="P6"><text:tab/><text:tab/><text:tab/><text:tab/><text:tab/><text:tab/><text:tab/><text:tab/><text:tab/><text:tab/><text:tab/><text:tab/><text:tab/><text:tab/>&lt;input type="arr2" id="arr2" name="arr2" &gt;</text:p>
      <text:p text:style-name="P6"><text:tab/><text:tab/><text:tab/><text:tab/><text:tab/><text:tab/><text:tab/><text:tab/><text:tab/><text:tab/><text:tab/><text:tab/><text:tab/>&lt;/div&gt;</text:p>
      <text:p text:style-name="P6"><text:tab/><text:tab/><text:tab/><text:tab/><text:tab/><text:tab/><text:tab/><text:tab/><text:tab/><text:tab/><text:tab/><text:tab/>&lt;/div&gt;</text:p>
      <text:p text:style-name="P6"><text:tab/><text:tab/><text:tab/><text:tab/><text:tab/><text:tab/><text:tab/><text:tab/><text:tab/><text:tab/><text:tab/><text:tab/>&lt;div class="row form-group"&gt;</text:p>
      <text:p text:style-name="P6"><text:tab/><text:tab/><text:tab/><text:tab/><text:tab/><text:tab/><text:tab/><text:tab/><text:tab/><text:tab/><text:tab/><text:tab/><text:tab/>&lt;div class="col-md-12"&gt;</text:p>
      <text:p text:style-name="P6"><text:tab/><text:tab/><text:tab/><text:tab/><text:tab/><text:tab/><text:tab/><text:tab/><text:tab/><text:tab/><text:tab/><text:tab/><text:tab/><text:tab/>&lt;label for="ser1"&gt;Minimum service time&lt;/label&gt;</text:p>
      <text:p text:style-name="P6"><text:tab/><text:tab/><text:tab/><text:tab/><text:tab/><text:tab/><text:tab/><text:tab/><text:tab/><text:tab/><text:tab/><text:tab/><text:tab/><text:tab/>&lt;input type="ser1" id="ser1" name="ser1" &gt;</text:p>
      <text:p text:style-name="P6"><text:tab/><text:tab/><text:tab/><text:tab/><text:tab/><text:tab/><text:tab/><text:tab/><text:tab/><text:tab/><text:tab/><text:tab/><text:tab/>&lt;/div&gt;</text:p>
      <text:p text:style-name="P6"><text:tab/><text:tab/><text:tab/><text:tab/><text:tab/><text:tab/><text:tab/><text:tab/><text:tab/><text:tab/><text:tab/><text:tab/>&lt;/div&gt;</text:p>
      <text:p text:style-name="P6"/>
      <text:p text:style-name="P6"><text:tab/><text:tab/><text:tab/><text:tab/><text:tab/><text:tab/><text:tab/><text:tab/><text:tab/><text:tab/><text:tab/><text:tab/>&lt;div class="row form-group"&gt;</text:p>
      <text:p text:style-name="P6"><text:tab/><text:tab/><text:tab/><text:tab/><text:tab/><text:tab/><text:tab/><text:tab/><text:tab/><text:tab/><text:tab/><text:tab/><text:tab/>&lt;div class="col-md-12"&gt;</text:p>
      <text:p text:style-name="P6"><text:tab/><text:tab/><text:tab/><text:tab/><text:tab/><text:tab/><text:tab/><text:tab/><text:tab/><text:tab/><text:tab/><text:tab/><text:tab/><text:tab/>&lt;label for="ser2"&gt;Maximum service time&lt;/label&gt;</text:p>
      <text:p text:style-name="P6"><text:tab/><text:tab/><text:tab/><text:tab/><text:tab/><text:tab/><text:tab/><text:tab/><text:tab/><text:tab/><text:tab/><text:tab/><text:tab/><text:tab/>&lt;input type="ser2" id="ser2" <text:s/>name="ser2" &gt;</text:p>
      <text:p text:style-name="P6"><text:tab/><text:tab/><text:tab/><text:tab/><text:tab/><text:tab/><text:tab/><text:tab/><text:tab/><text:tab/><text:tab/><text:tab/><text:tab/>&lt;/div&gt;</text:p>
      <text:p text:style-name="P6"><text:tab/><text:tab/><text:tab/><text:tab/><text:tab/><text:tab/><text:tab/><text:tab/><text:tab/><text:tab/><text:tab/><text:tab/>&lt;/div&gt;</text:p>
      <text:p text:style-name="P6"/>
      <text:p text:style-name="P6"><text:tab/><text:tab/><text:tab/><text:tab/><text:tab/><text:tab/><text:tab/><text:tab/><text:tab/><text:tab/><text:tab/><text:tab/>&lt;div class="row form-group"&gt;</text:p>
      <text:p text:style-name="P6"><text:tab/><text:tab/><text:tab/><text:tab/><text:tab/><text:tab/><text:tab/><text:tab/><text:tab/><text:tab/><text:tab/><text:tab/><text:tab/>&lt;div class="col-md-12"&gt;</text:p>
      <text:p text:style-name="P6"><text:tab/><text:tab/><text:tab/><text:tab/><text:tab/><text:tab/><text:tab/><text:tab/><text:tab/><text:tab/><text:tab/><text:tab/><text:tab/><text:tab/>&lt;input type="submit" class="btn btn-primary btn-block" value="Test Now" onclick="myfunction()"&gt;</text:p>
      <text:p text:style-name="P6"><text:tab/><text:tab/><text:tab/><text:tab/><text:tab/><text:tab/><text:tab/><text:tab/><text:tab/><text:tab/><text:tab/><text:tab/><text:tab/>&lt;/div&gt;</text:p>
      <text:p text:style-name="P6"><text:tab/><text:tab/><text:tab/><text:tab/><text:tab/><text:tab/><text:tab/><text:tab/><text:tab/><text:tab/><text:tab/><text:tab/>&lt;/div&gt;</text:p>
      <text:p text:style-name="P6"><text:tab/><text:tab/><text:tab/><text:tab/><text:tab/><text:tab/><text:tab/><text:tab/><text:tab/><text:tab/><text:tab/>&lt;/form&gt;<text:tab/></text:p>
      <text:p text:style-name="P6"><text:tab/><text:tab/><text:tab/><text:tab/><text:tab/><text:tab/><text:tab/><text:tab/><text:tab/><text:tab/>&lt;/div&gt;</text:p>
      <text:p text:style-name="P6"><text:soft-page-break/></text:p>
      <text:p text:style-name="P6"><text:tab/><text:tab/><text:tab/><text:tab/><text:tab/><text:tab/><text:tab/><text:tab/><text:tab/><text:tab/></text:p>
      <text:p text:style-name="P6"><text:tab/><text:tab/><text:tab/><text:tab/><text:tab/><text:tab/><text:tab/><text:tab/><text:tab/>&lt;/div&gt;</text:p>
      <text:p text:style-name="P6"><text:tab/><text:tab/><text:tab/><text:tab/><text:tab/><text:tab/><text:tab/><text:tab/>&lt;/div&gt;</text:p>
      <text:p text:style-name="P6"><text:tab/><text:tab/><text:tab/><text:tab/><text:tab/><text:tab/><text:tab/>&lt;/div&gt;</text:p>
      <text:p text:style-name="P6"><text:tab/><text:tab/><text:tab/><text:tab/><text:tab/><text:tab/>&lt;/div&gt;</text:p>
      <text:p text:style-name="P6"><text:tab/><text:tab/><text:tab/><text:tab/><text:tab/>&lt;/div&gt;</text:p>
      <text:p text:style-name="P6"/>
      <text:p text:style-name="P6"><text:tab/><text:tab/><text:tab/><text:tab/><text:tab/>&lt;/div&gt;</text:p>
      <text:p text:style-name="P6">&lt;p&gt;The simulation system represents Safaricom receiving <text:s/>1000 customer care calls, your input values representing the maximum and minimum, arrival and service times&lt;/p&gt;</text:p>
      <text:p text:style-name="P6"><text:tab/><text:tab/><text:tab/>&lt;/div&gt;</text:p>
      <text:p text:style-name="P6"><text:tab/><text:tab/>&lt;/div&gt;</text:p>
      <text:p text:style-name="P6"><text:tab/>&lt;/header&gt;</text:p>
      <text:p text:style-name="P6">&lt;!-- &lt;div id="gtco-features"&gt;</text:p>
      <text:p text:style-name="P6"><text:tab/> <text:s/>&lt;div class="gtco-container"&gt;</text:p>
      <text:p text:style-name="P6"><text:tab/><text:tab/><text:tab/>&lt;div class="row"&gt;</text:p>
      <text:p text:style-name="P6"><text:tab/><text:tab/><text:tab/><text:tab/>&lt;div class="col-md-8 col-md-offset-2 text-center gtco-heading animate-box"&gt;</text:p>
      <text:p text:style-name="P6"><text:tab/><text:tab/><text:tab/><text:tab/> <text:s/>&lt;h2 class="cursive-font"&gt;Our Partners&lt;/h2&gt;</text:p>
      <text:p text:style-name="P6"><text:tab/><text:tab/><text:tab/><text:tab/></text:p>
      <text:p text:style-name="P6"><text:tab/><text:tab/><text:tab/> <text:s/>&lt;/div&gt;</text:p>
      <text:p text:style-name="P6"><text:tab/><text:tab/><text:tab/>&lt;/div&gt;</text:p>
      <text:p text:style-name="P6"><text:tab/><text:tab/><text:tab/>&lt;div class="row"&gt;</text:p>
      <text:p text:style-name="P6"><text:tab/><text:tab/><text:tab/><text:tab/>&lt;div class="col-md-4 col-sm-6"&gt;</text:p>
      <text:p text:style-name="P6"><text:tab/><text:tab/><text:tab/><text:tab/><text:tab/>&lt;div class="feature-center animate-box" data-animate-effect="fadeIn" "&gt;&lt;img style="border-radius: 25px; src="images/download.png"&gt;</text:p>
      <text:p text:style-name="P6"><text:tab/><text:tab/><text:tab/><text:tab/><text:tab/> <text:s/>&lt;h3 class="vendors"&gt;La Pino's Pizza&lt;/h3&gt;</text:p>
      <text:p text:style-name="P6"><text:s text:c="22"/></text:p>
      <text:p text:style-name="P6">&lt;/div&gt;</text:p>
      <text:p text:style-name="P6"><text:tab/><text:tab/><text:tab/><text:tab/>&lt;/div&gt;</text:p>
      <text:p text:style-name="P6"><text:tab/><text:tab/><text:tab/><text:tab/>&lt;div class="col-md-4 col-sm-6"&gt;</text:p>
      <text:p text:style-name="P6"><text:tab/><text:tab/><text:tab/><text:tab/><text:tab/>&lt;div class="feature-center animate-box" data-animate-effect="fadeIn"&gt;</text:p>
      <text:p text:style-name="P6"><text:s text:c="24"/>&lt;img style="border-radius: 25px;" src="images/45c228661e49ec525172d7102a086ac2_featured_v2.png"&gt;</text:p>
      <text:p text:style-name="P6"><text:tab/><text:tab/><text:tab/><text:tab/><text:tab/><text:tab/></text:p>
      <text:p text:style-name="P6"><text:tab/><text:tab/><text:tab/><text:tab/><text:tab/> <text:s/>&lt;h3 class="vendors"&gt;Havmor&lt;/h3&gt;</text:p>
      <text:p text:style-name="P6">&lt;/div&gt;</text:p>
      <text:p text:style-name="P6"><text:tab/><text:tab/><text:tab/><text:tab/>&lt;/div&gt;</text:p>
      <text:p text:style-name="P6"><text:tab/><text:tab/><text:tab/><text:tab/>&lt;div class="col-md-4 col-sm-6"&gt;</text:p>
      <text:p text:style-name="P6"><text:tab/><text:tab/><text:tab/><text:tab/><text:tab/>&lt;div class="feature-center animate-box" data-animate-effect="fadeIn"&gt;</text:p>
      <text:p text:style-name="P6"><text:s text:c="24"/>&lt;img style="border-radius : 25px;" src="images/mp_607506_2017-01-19-11-39-53-000813.png"&gt;</text:p>
      <text:p text:style-name="P6"><text:tab/><text:tab/><text:tab/><text:tab/><text:tab/><text:tab/>&lt;h3 class="vendors"&gt;BurGrill&lt;/h3&gt;</text:p>
      <text:p text:style-name="P6">&lt;/div&gt;</text:p>
      <text:p text:style-name="P6"><text:tab/><text:tab/><text:tab/><text:tab/>&lt;/div&gt;</text:p>
      <text:p text:style-name="P6"><text:tab/><text:tab/><text:tab/><text:tab/></text:p>
      <text:p text:style-name="P6"/>
      <text:p text:style-name="P6"><text:tab/><text:tab/><text:tab/>&lt;/div&gt;</text:p>
      <text:p text:style-name="P6"><text:tab/>&lt;/div&gt;</text:p>
      <text:p text:style-name="P6"><text:soft-page-break/><text:tab/>&lt;/div&gt;</text:p>
      <text:p text:style-name="P6"/>
      <text:p text:style-name="P6"><text:s text:c="8"/>&lt;/div&gt;</text:p>
      <text:p text:style-name="P6"><text:s text:c="4"/>&lt;/div&gt; --&gt;</text:p>
      <text:p text:style-name="P6"><text:s text:c="8"/></text:p>
      <text:p text:style-name="P6">&lt;footer id="gtco-footer" role="contentinfo" style="background-image: url(images/img_bg_1.jpg)" data-stellar-background-ratio="0.5"&gt;</text:p>
      <text:p text:style-name="P6"><text:tab/><text:tab/>&lt;div class="overlay"&gt;&lt;/div&gt;</text:p>
      <text:p text:style-name="P6"><text:tab/><text:tab/>&lt;div class="gtco-container"&gt;</text:p>
      <text:p text:style-name="P6"><text:tab/><text:tab/><text:tab/>&lt;div class="row row-pb-md"&gt;</text:p>
      <text:p text:style-name="P6"/>
      <text:p text:style-name="P6"><text:tab/><text:tab/><text:tab/><text:tab/>&lt;div class="col-md-12 text-center"&gt;</text:p>
      <text:p text:style-name="P6"><text:tab/><text:tab/><text:tab/><text:tab/><text:tab/>&lt;div class="gtco-widget"&gt;</text:p>
      <text:p text:style-name="P6"><text:tab/><text:tab/><text:tab/><text:tab/><text:tab/><text:tab/>&lt;h3&gt;Get In Touch&lt;/h3&gt;</text:p>
      <text:p text:style-name="P6"><text:tab/><text:tab/><text:tab/><text:tab/><text:tab/><text:tab/>&lt;ul class="gtco-quick-contact"&gt;</text:p>
      <text:p text:style-name="P6"><text:tab/><text:tab/><text:tab/><text:tab/><text:tab/><text:tab/><text:tab/>&lt;li&gt;&lt;a href="#"&gt;&lt;i class="icon-phone"&gt;&lt;/i&gt; +254 700 846 598&lt;/a&gt;&lt;/li&gt;</text:p>
      <text:p text:style-name="P6"><text:tab/><text:tab/><text:tab/><text:tab/><text:tab/><text:tab/><text:tab/>&lt;li&gt;&lt;a href="#"&gt;&lt;i class="icon-mail2"&gt;&lt;/i&gt; mark.muchemi@students.jkuat.ac.ke&lt;/a&gt;&lt;/li&gt;</text:p>
      <text:p text:style-name="P6"><text:tab/><text:tab/><text:tab/><text:tab/><text:tab/><text:tab/><text:tab/>&lt;li&gt;&lt;a href="#"&gt;&lt;i class="icon-chat"&gt;&lt;/i&gt; SCM 211-6355/2015&lt;/a&gt;&lt;/li&gt;</text:p>
      <text:p text:style-name="P6"><text:tab/><text:tab/><text:tab/><text:tab/><text:tab/><text:tab/>&lt;/ul&gt;</text:p>
      <text:p text:style-name="P6"><text:tab/><text:tab/><text:tab/><text:tab/><text:tab/>&lt;/div&gt;</text:p>
      <text:p text:style-name="P6">&lt;!-- <text:tab/><text:tab/><text:tab/><text:tab/><text:tab/>&lt;div class="gtco-widget"&gt;</text:p>
      <text:p text:style-name="P6"><text:tab/><text:tab/><text:tab/><text:tab/><text:tab/><text:tab/>&lt;h3&gt;Get Social&lt;/h3&gt;</text:p>
      <text:p text:style-name="P6"><text:tab/><text:tab/><text:tab/><text:tab/><text:tab/><text:tab/>&lt;ul class="gtco-social-icons"&gt;</text:p>
      <text:p text:style-name="P6"><text:tab/><text:tab/><text:tab/><text:tab/><text:tab/><text:tab/><text:tab/>&lt;li&gt;&lt;a href="#"&gt;&lt;i class="icon-twitter"&gt;&lt;/i&gt;&lt;/a&gt;&lt;/li&gt;</text:p>
      <text:p text:style-name="P6"><text:tab/><text:tab/><text:tab/><text:tab/><text:tab/><text:tab/><text:tab/>&lt;li&gt;&lt;a href="#"&gt;&lt;i class="icon-facebook"&gt;&lt;/i&gt;&lt;/a&gt;&lt;/li&gt;</text:p>
      <text:p text:style-name="P6"><text:tab/><text:tab/><text:tab/><text:tab/><text:tab/><text:tab/><text:tab/>&lt;li&gt;&lt;a href="#"&gt;&lt;i class="icon-linkedin"&gt;&lt;/i&gt;&lt;/a&gt;&lt;/li&gt;</text:p>
      <text:p text:style-name="P6"><text:tab/><text:tab/><text:tab/><text:tab/><text:tab/><text:tab/><text:tab/>&lt;li&gt;&lt;a href="#"&gt;&lt;i class="icon-dribbble"&gt;&lt;/i&gt;&lt;/a&gt;&lt;/li&gt;</text:p>
      <text:p text:style-name="P6"><text:tab/><text:tab/><text:tab/><text:tab/><text:tab/><text:tab/>&lt;/ul&gt;</text:p>
      <text:p text:style-name="P6"><text:tab/><text:tab/><text:tab/><text:tab/><text:tab/>&lt;/div&gt;</text:p>
      <text:p text:style-name="P6"><text:tab/><text:tab/><text:tab/><text:tab/>&lt;/div&gt; --&gt;</text:p>
      <text:p text:style-name="P6"/>
      <text:p text:style-name="P6"><text:tab/><text:tab/><text:tab/><text:tab/>&lt;div class="col-md-12 text-center copyright"&gt;</text:p>
      <text:p text:style-name="P6"><text:tab/><text:tab/><text:tab/><text:tab/><text:tab/>&lt;p&gt;&lt;small class="block"&gt;&amp;copy; 2017 Mark Njoroge. All Rights Reserved.&lt;/small&gt; </text:p>
      <text:p text:style-name="P6"><text:tab/><text:tab/><text:tab/><text:tab/><text:tab/><text:tab/>&lt;small class="block"&gt;Designed by Mark Njoroge&lt;/small&gt;&lt;/p&gt;</text:p>
      <text:p text:style-name="P6"><text:tab/><text:tab/><text:tab/><text:tab/>&lt;/div&gt;</text:p>
      <text:p text:style-name="P6"/>
      <text:p text:style-name="P6"><text:tab/><text:tab/><text:tab/>&lt;/div&gt;</text:p>
      <text:p text:style-name="P6"/>
      <text:p text:style-name="P6"><text:tab/><text:tab/><text:tab/></text:p>
      <text:p text:style-name="P6"/>
      <text:p text:style-name="P6"><text:tab/><text:tab/>&lt;/div&gt;</text:p>
      <text:p text:style-name="P6"><text:tab/>&lt;/footer&gt;</text:p>
      <text:p text:style-name="P6">&lt;!-- &lt;/div&gt; --&gt;</text:p>
      <text:p text:style-name="P6"><text:soft-page-break/></text:p>
      <text:p text:style-name="P6"><text:tab/>&lt;/div&gt;</text:p>
      <text:p text:style-name="P6"><text:tab/></text:p>
      <text:p text:style-name="P6"><text:tab/>&lt;!-- jQuery --&gt;</text:p>
      <text:p text:style-name="P6"><text:tab/>&lt;script src="static/js/jquery.min.js"&gt;&lt;/script&gt;</text:p>
      <text:p text:style-name="P6"><text:tab/>&lt;!-- jQuery Easing --&gt;</text:p>
      <text:p text:style-name="P6"><text:tab/>&lt;script src="static/js/jquery.easing.1.3.js"&gt;&lt;/script&gt;</text:p>
      <text:p text:style-name="P6"><text:tab/>&lt;!-- Bootstrap --&gt;</text:p>
      <text:p text:style-name="P6"><text:tab/>&lt;script src="static/js/bootstrap.min.js"&gt;&lt;/script&gt;</text:p>
      <text:p text:style-name="P6"><text:tab/>&lt;!-- Waypoints --&gt;</text:p>
      <text:p text:style-name="P6"><text:tab/>&lt;script src="static/js/jquery.waypoints.min.js"&gt;&lt;/script&gt;</text:p>
      <text:p text:style-name="P6"><text:tab/>&lt;!-- Carousel --&gt;</text:p>
      <text:p text:style-name="P6"><text:tab/>&lt;script src="static/js/owl.carousel.min.js"&gt;&lt;/script&gt;</text:p>
      <text:p text:style-name="P6"><text:tab/>&lt;!-- countTo --&gt;</text:p>
      <text:p text:style-name="P6"><text:tab/>&lt;script src="static/js/jquery.countTo.js"&gt;&lt;/script&gt;</text:p>
      <text:p text:style-name="P6"/>
      <text:p text:style-name="P6"><text:tab/>&lt;!-- Stellar Parallax --&gt;</text:p>
      <text:p text:style-name="P6"><text:tab/>&lt;script src="static/js/jquery.stellar.min.js"&gt;&lt;/script&gt;</text:p>
      <text:p text:style-name="P6"/>
      <text:p text:style-name="P6"><text:tab/>&lt;!-- Magnific Popup --&gt;</text:p>
      <text:p text:style-name="P6"><text:tab/>&lt;script src="static/js/jquery.magnific-popup.min.js"&gt;&lt;/script&gt;</text:p>
      <text:p text:style-name="P6"><text:tab/>&lt;script src="static/js/magnific-popup-options.js"&gt;&lt;/script&gt;</text:p>
      <text:p text:style-name="P6"><text:tab/></text:p>
      <text:p text:style-name="P6"><text:tab/>&lt;script src="static/js/moment.min.js"&gt;&lt;/script&gt;</text:p>
      <text:p text:style-name="P6"><text:tab/>&lt;script src="static/js/bootstrap-datetimepicker.min.js"&gt;&lt;/script&gt;</text:p>
      <text:p text:style-name="P6"/>
      <text:p text:style-name="P6"/>
      <text:p text:style-name="P6"><text:tab/>&lt;!-- Main --&gt;</text:p>
      <text:p text:style-name="P6"><text:tab/>&lt;script src="static/js/main.js"&gt;&lt;/script&gt;</text:p>
      <text:p text:style-name="P6">&lt;div id="id01" class="modal"&gt;</text:p>
      <text:p text:style-name="P6"><text:s text:c="2"/></text:p>
      <text:p text:style-name="P6"><text:s text:c="2"/>&lt;form class="modal-content animate" action="/action_page.php"&gt;</text:p>
      <text:p text:style-name="P6"><text:s text:c="4"/>&lt;div class="imgcontainer"&gt;</text:p>
      <text:p text:style-name="P6"><text:s text:c="6"/>&lt;span onclick="document.getElementById('id01').style.display='none'" class="close" title="Close Modal"&gt;&amp;times;&lt;/span&gt;</text:p>
      <text:p text:style-name="P6"><text:s text:c="6"/>&lt;img src="images/images.jfif" alt="Avatar" class="avatar"&gt;</text:p>
      <text:p text:style-name="P6"><text:s text:c="4"/>&lt;/div&gt;</text:p>
      <text:p text:style-name="P6"/>
      <text:p text:style-name="P6"><text:s text:c="4"/>&lt;div class="container" style="margin-left: 230px;"&gt;</text:p>
      <text:p text:style-name="P6"><text:s text:c="6"/>&lt;label for="uname" style="margin-right: 4px"&gt;&lt;strong&gt;Username&lt;/strong&gt;&lt;/label&gt;</text:p>
      <text:p text:style-name="P6"><text:s text:c="6"/>&lt;input style="border-radius: 8px ;" type="text" placeholder="Enter Username" name="uname" required &gt;</text:p>
      <text:p text:style-name="P6"><text:s text:c="6"/></text:p>
      <text:p text:style-name="P6"><text:s text:c="6"/>&lt;p&gt; <text:s text:c="33"/>&lt;/p&gt;</text:p>
      <text:p text:style-name="P6"/>
      <text:p text:style-name="P6"><text:s text:c="6"/>&lt;label for="psw" style="margin-right: 4px"&gt;&lt;b&gt;Password&lt;/b&gt;&lt;/label&gt;</text:p>
      <text:p text:style-name="P6"><text:s text:c="6"/>&lt;input style="border-radius: 8px ;" type="password" placeholder="Enter Password" name="psw" required&gt;</text:p>
      <text:p text:style-name="P6"><text:s text:c="9"/>&lt;p&gt; <text:s text:c="35"/>&lt;/p&gt;</text:p>
      <text:p text:style-name="P6"><text:s text:c="6"/>&lt;label id="check"&gt;&lt;input type="checkbox" checked="choice" name="remember"/&gt;Remember me&lt;/label&gt;</text:p>
      <text:p text:style-name="P6"><text:s text:c="6"/>&lt;p&gt; <text:s text:c="37"/>&lt;/p&gt;</text:p>
      <text:p text:style-name="P6"><text:soft-page-break/><text:s text:c="6"/>&lt;a id="popup-login" href="indexin.html"&gt;&lt;img src="images\login1.jpg"/&gt;&lt;/a&gt;</text:p>
      <text:p text:style-name="P6"><text:s text:c="6"/>&lt;!--&lt;a <text:s/>href="indexin.html"&gt;&lt;input href="indexin.html" id="popup-login" placeholder="Login" style="color: white" /&gt;&lt;/a&gt;--&gt;</text:p>
      <text:p text:style-name="P6"><text:s text:c="6"/></text:p>
      <text:p text:style-name="P6"><text:s text:c="6"/></text:p>
      <text:p text:style-name="P6"><text:s text:c="4"/>&lt;/div&gt;</text:p>
      <text:p text:style-name="P6"/>
      <text:p text:style-name="P6"><text:s text:c="4"/>&lt;!--&lt;div class="container" &gt;</text:p>
      <text:p text:style-name="P6"><text:s text:c="6"/>&lt;button style="border-radius: 5px " type="button" onclick="document.getElementById('id01').style.display='none'" class="cancelbtn"&gt;Cancel&lt;/button&gt;</text:p>
      <text:p text:style-name="P6"><text:s text:c="4"/>&lt;/div&gt;--&gt;</text:p>
      <text:p text:style-name="P6"><text:s text:c="2"/>&lt;/form&gt;</text:p>
      <text:p text:style-name="P6">&lt;/div&gt;</text:p>
      <text:p text:style-name="P6"/>
      <text:p text:style-name="P6">&lt;script&gt;</text:p>
      <text:p text:style-name="P6">// Get the modal</text:p>
      <text:p text:style-name="P6">var modal = document.getElementById('id01');</text:p>
      <text:p text:style-name="P6"/>
      <text:p text:style-name="P6">// When the user clicks anywhere outside of the modal, close it</text:p>
      <text:p text:style-name="P6">window.onclick = function(event) {</text:p>
      <text:p text:style-name="P6"><text:s text:c="4"/>if (event.target == modal) {</text:p>
      <text:p text:style-name="P6"><text:s text:c="8"/>modal.style.display = "none";</text:p>
      <text:p text:style-name="P6"><text:s text:c="4"/>}</text:p>
      <text:p text:style-name="P6">}</text:p>
      <text:p text:style-name="P6">&lt;/script&gt;</text:p>
      <text:p text:style-name="P6">&lt;script&gt;</text:p>
      <text:p text:style-name="P6">function myfunction()</text:p>
      <text:p text:style-name="P6">{</text:p>
      <text:p text:style-name="P6">alert("Submitting values to simulation model");</text:p>
      <text:p text:style-name="P6">}</text:p>
      <text:p text:style-name="P6">&lt;/script&gt;</text:p>
      <text:p text:style-name="P6"><text:tab/>&lt;/body&gt;</text:p>
      <text:p text:style-name="P6">&lt;/html&gt;</text:p>
      <text:p text:style-name="P6"/>
      <text:p text:style-name="P11">&lt;!DOCTYPE HTML&gt;</text:p>
      <text:p text:style-name="P6"/>
      <text:p text:style-name="P6">&lt;html&gt;</text:p>
      <text:p text:style-name="P6"><text:tab/>&lt;head&gt;</text:p>
      <text:p text:style-name="P6"><text:tab/>&lt;meta charset="utf-8"&gt;</text:p>
      <text:p text:style-name="P6"><text:tab/>&lt;meta http-equiv="X-UA-Compatible" content="IE=edge"&gt;</text:p>
      <text:p text:style-name="P6"><text:s text:c="4"/>&lt;link rel="icon" href="images/favicon.ico"&gt;</text:p>
      <text:p text:style-name="P6"><text:tab/>&lt;title&gt;QUEUE SIMULATION RESULTS&lt;/title&gt;</text:p>
      <text:p text:style-name="P6"><text:tab/>&lt;meta name="viewport" content="width=device-width, initial-scale=1"&gt;</text:p>
      <text:p text:style-name="P6"><text:tab/></text:p>
      <text:p text:style-name="P6"><text:tab/>&lt;link href="https://fonts.googleapis.com/css?family=Lato:300,400,700" rel="stylesheet"&gt;</text:p>
      <text:p text:style-name="P6"><text:tab/>&lt;link href="https://fonts.googleapis.com/css?family=Kaushan+Script" rel="stylesheet"&gt;</text:p>
      <text:p text:style-name="P6"><text:tab/></text:p>
      <text:p text:style-name="P6"><text:tab/>&lt;!-- Animate.css --&gt;</text:p>
      <text:p text:style-name="P6"><text:tab/>&lt;link rel="stylesheet" href="static/css/animate.css"&gt;</text:p>
      <text:p text:style-name="P6"><text:tab/>&lt;!-- Icomoon Icon Fonts--&gt;</text:p>
      <text:p text:style-name="P6"><text:tab/>&lt;link rel="stylesheet" href="static/css/icomoon.css"&gt;</text:p>
      <text:p text:style-name="P6"><text:tab/>&lt;!-- Themify Icons--&gt;</text:p>
      <text:p text:style-name="P6"><text:tab/>&lt;link rel="stylesheet" href="static/css/themify-icons.css"&gt;</text:p>
      <text:p text:style-name="P6"><text:tab/>&lt;!-- Bootstrap <text:s/>--&gt;</text:p>
      <text:p text:style-name="P6"><text:tab/>&lt;link rel="stylesheet" href="static/css/bootstrap.css"&gt;</text:p>
      <text:p text:style-name="P6"/>
      <text:p text:style-name="P6"><text:tab/>&lt;!-- Magnific Popup --&gt;</text:p>
      <text:p text:style-name="P6"><text:tab/>&lt;link rel="stylesheet" href="static/css/magnific-popup.css"&gt;</text:p>
      <text:p text:style-name="P6"/>
      <text:p text:style-name="P6"><text:tab/>&lt;!-- Bootstrap DateTimePicker --&gt;</text:p>
      <text:p text:style-name="P6"><text:tab/>&lt;link rel="stylesheet" href="static/css/bootstrap-datetimepicker.min.css"&gt;</text:p>
      <text:p text:style-name="P6"/>
      <text:p text:style-name="P6"><text:tab/>&lt;!-- Owl Carousel <text:s/>--&gt;</text:p>
      <text:p text:style-name="P6"><text:tab/>&lt;link rel="stylesheet" href="static/css/owl.carousel.min.css"&gt;</text:p>
      <text:p text:style-name="P6"><text:tab/>&lt;link rel="stylesheet" href="static/css/owl.theme.default.min.css"&gt;</text:p>
      <text:p text:style-name="P6"/>
      <text:p text:style-name="P6"><text:tab/>&lt;!-- Theme style <text:s/>--&gt;</text:p>
      <text:p text:style-name="P6"><text:tab/>&lt;link rel="stylesheet" href="static/css/style3.css"&gt;</text:p>
      <text:p text:style-name="P6"><text:tab/>&lt;!-- Modernizr JS --&gt;</text:p>
      <text:p text:style-name="P6"><text:tab/>&lt;script src="static/js/modernizr-2.6.2.min.js"&gt;&lt;/script&gt;</text:p>
      <text:p text:style-name="P6"><text:tab/>&lt;!-- FOR IE9 below --&gt;</text:p>
      <text:p text:style-name="P6"><text:tab/>&lt;!--[if lt IE 9]&gt;</text:p>
      <text:p text:style-name="P6"><text:tab/>&lt;script src="static/js/respond.min.js"&gt;&lt;/script&gt;</text:p>
      <text:p text:style-name="P6"><text:tab/>&lt;![endif]--&gt;</text:p>
      <text:p text:style-name="P6">&lt;style type="text/css"&gt;</text:p>
      <text:p text:style-name="P6">body {font-family: Arial, Helvetica, sans-serif;}</text:p>
      <text:p text:style-name="P6"/>
      <text:p text:style-name="P6">/* Full-width input fields */</text:p>
      <text:p text:style-name="P6">input[type=text], input[type=password] {</text:p>
      <text:p text:style-name="P6"><text:tab/>padding: 12px 20px;</text:p>
      <text:p text:style-name="P6"><text:tab/>margin: 8px 0;</text:p>
      <text:p text:style-name="P6"><text:tab/>display: inline-block;</text:p>
      <text:p text:style-name="P6"><text:tab/>border: 1px solid #ccc;</text:p>
      <text:p text:style-name="P6"><text:tab/>box-sizing: border-box;</text:p>
      <text:p text:style-name="P6"><text:tab/>width: 500px;</text:p>
      <text:p text:style-name="P6">}</text:p>
      <text:p text:style-name="P6"><text:soft-page-break/></text:p>
      <text:p text:style-name="P6">/* Set a style for all buttons */</text:p>
      <text:p text:style-name="P6">button {</text:p>
      <text:p text:style-name="P6"><text:s text:c="4"/>background-color: #4CAF50;</text:p>
      <text:p text:style-name="P6"><text:s text:c="4"/>color: white;</text:p>
      <text:p text:style-name="P6"><text:s text:c="4"/>margin: 8px 0;</text:p>
      <text:p text:style-name="P6"><text:s text:c="4"/>border: none;</text:p>
      <text:p text:style-name="P6"><text:s text:c="4"/>cursor: pointer;</text:p>
      <text:p text:style-name="P6"><text:s text:c="4"/>width: 250px;</text:p>
      <text:p text:style-name="P6">}</text:p>
      <text:p text:style-name="P6"/>
      <text:p text:style-name="P6">button:hover {</text:p>
      <text:p text:style-name="P6"><text:tab/>opacity: 0.8;</text:p>
      <text:p text:style-name="P6"><text:tab/>width: 250px;</text:p>
      <text:p text:style-name="P6">}</text:p>
      <text:p text:style-name="P6"/>
      <text:p text:style-name="P6">/* Extra styles for the cancel button */</text:p>
      <text:p text:style-name="P6">.cancelbtn {</text:p>
      <text:p text:style-name="P6"><text:s text:c="4"/>width: auto;</text:p>
      <text:p text:style-name="P6"><text:s text:c="4"/>padding: 10px 18px;</text:p>
      <text:p text:style-name="P6"><text:s text:c="4"/>background-color: #f44336;</text:p>
      <text:p text:style-name="P6">}</text:p>
      <text:p text:style-name="P6"/>
      <text:p text:style-name="P6">/* Center the image and position the close button */</text:p>
      <text:p text:style-name="P6">.imgcontainer {</text:p>
      <text:p text:style-name="P6"><text:s text:c="4"/>text-align: center;</text:p>
      <text:p text:style-name="P6"><text:s text:c="4"/>margin: 24px 0 12px 0;</text:p>
      <text:p text:style-name="P6"><text:s text:c="4"/>position: relative;</text:p>
      <text:p text:style-name="P6">}</text:p>
      <text:p text:style-name="P6"/>
      <text:p text:style-name="P6">img.avatar {</text:p>
      <text:p text:style-name="P6"><text:tab/>width: 160px;</text:p>
      <text:p text:style-name="P6"><text:tab/>border-radius: 50%;</text:p>
      <text:p text:style-name="P6">}</text:p>
      <text:p text:style-name="P6"/>
      <text:p text:style-name="P6">.container {</text:p>
      <text:p text:style-name="P6"><text:tab/>padding: 16px;</text:p>
      <text:p text:style-name="P6"><text:tab/>width: 800px;</text:p>
      <text:p text:style-name="P6">}</text:p>
      <text:p text:style-name="P6"/>
      <text:p text:style-name="P6">span.psw {</text:p>
      <text:p text:style-name="P6"><text:s text:c="4"/>float: left;</text:p>
      <text:p text:style-name="P6">}</text:p>
      <text:p text:style-name="P6"/>
      <text:p text:style-name="P6">/* The Modal (background) */</text:p>
      <text:p text:style-name="P6">.modal {</text:p>
      <text:p text:style-name="P6"><text:s text:c="4"/>display: none; /* Hidden by default */</text:p>
      <text:p text:style-name="P6"><text:s text:c="4"/>position: fixed; /* Stay in place */</text:p>
      <text:p text:style-name="P6"><text:s text:c="4"/>z-index: 100000; /* Sit on top */</text:p>
      <text:p text:style-name="P6"><text:s text:c="4"/>left: 0;</text:p>
      <text:p text:style-name="P6"><text:s text:c="4"/>top: 0;</text:p>
      <text:p text:style-name="P6"><text:s text:c="4"/>width: 100%; /* Full width */</text:p>
      <text:p text:style-name="P6"><text:soft-page-break/><text:s text:c="4"/>height: 100%; /* Full height */</text:p>
      <text:p text:style-name="P6"><text:s text:c="4"/>overflow: auto; /* Enable scroll if needed */</text:p>
      <text:p text:style-name="P6"><text:s text:c="4"/>background-color: rgb(0,0,0); /* Fallback color */</text:p>
      <text:p text:style-name="P6"><text:s text:c="4"/>background-color: rgba(0,0,0,0.4); /* Black w/ opacity */</text:p>
      <text:p text:style-name="P6"><text:s text:c="4"/>padding-top: 60px;</text:p>
      <text:p text:style-name="P6">}</text:p>
      <text:p text:style-name="P6"/>
      <text:p text:style-name="P6">/* Modal Content/Box */</text:p>
      <text:p text:style-name="P6">.modal-content {</text:p>
      <text:p text:style-name="P6"><text:s text:c="4"/>background-color: #fefefe;</text:p>
      <text:p text:style-name="P6"><text:s text:c="4"/>margin: 5% auto 15% auto; /* 5% from the top, 15% from the bottom and centered */</text:p>
      <text:p text:style-name="P6"><text:s text:c="4"/>border: 1px solid #888;</text:p>
      <text:p text:style-name="P6"><text:s text:c="4"/>width: 80%; /* Could be more or less, depending on screen size */</text:p>
      <text:p text:style-name="P6">}</text:p>
      <text:p text:style-name="P6"/>
      <text:p text:style-name="P6">/* The Close Button (x) */</text:p>
      <text:p text:style-name="P6">.close {</text:p>
      <text:p text:style-name="P6"><text:s text:c="4"/>position: absolute;</text:p>
      <text:p text:style-name="P6"><text:s text:c="4"/>right: 25px;</text:p>
      <text:p text:style-name="P6"><text:s text:c="4"/>top: 0;</text:p>
      <text:p text:style-name="P6"><text:s text:c="4"/>color: #000;</text:p>
      <text:p text:style-name="P6"><text:s text:c="4"/>font-size: 35px;</text:p>
      <text:p text:style-name="P6"><text:s text:c="4"/>font-weight: bold;</text:p>
      <text:p text:style-name="P6">}</text:p>
      <text:p text:style-name="P6"/>
      <text:p text:style-name="P6">.close:hover,</text:p>
      <text:p text:style-name="P6">.close:focus {</text:p>
      <text:p text:style-name="P6"><text:s text:c="4"/>color: red;</text:p>
      <text:p text:style-name="P6"><text:s text:c="4"/>cursor: pointer;</text:p>
      <text:p text:style-name="P6">}</text:p>
      <text:p text:style-name="P6"/>
      <text:p text:style-name="P6">/* Add Zoom Animation */</text:p>
      <text:p text:style-name="P6">.animate {</text:p>
      <text:p text:style-name="P6"><text:s text:c="4"/>-webkit-animation: animatezoom 0.6s;</text:p>
      <text:p text:style-name="P6"><text:s text:c="4"/>animation: animatezoom 0.6s</text:p>
      <text:p text:style-name="P6">}</text:p>
      <text:p text:style-name="P6"/>
      <text:p text:style-name="P6">@-webkit-keyframes animatezoom {</text:p>
      <text:p text:style-name="P6"><text:s text:c="4"/>from {-webkit-transform: scale(0)} </text:p>
      <text:p text:style-name="P6"><text:s text:c="4"/>to {-webkit-transform: scale(1)}</text:p>
      <text:p text:style-name="P6">}</text:p>
      <text:p text:style-name="P6"><text:s text:c="4"/></text:p>
      <text:p text:style-name="P6">@keyframes animatezoom {</text:p>
      <text:p text:style-name="P6"><text:s text:c="4"/>from {transform: scale(0)} </text:p>
      <text:p text:style-name="P6"><text:s text:c="4"/>to {transform: scale(1)}</text:p>
      <text:p text:style-name="P6">}</text:p>
      <text:p text:style-name="P6"/>
      <text:p text:style-name="P6">/* Change styles for span and cancel button on extra small screens */</text:p>
      <text:p text:style-name="P6">@media screen and (max-width: 300px) {</text:p>
      <text:p text:style-name="P6"><text:s text:c="4"/>span.psw {</text:p>
      <text:p text:style-name="P6"><text:s text:c="7"/>display: block;</text:p>
      <text:p text:style-name="P6"><text:s text:c="7"/>float: none;</text:p>
      <text:p text:style-name="P6"><text:soft-page-break/><text:s text:c="4"/>}</text:p>
      <text:p text:style-name="P6"><text:s text:c="4"/>.cancelbtn {</text:p>
      <text:p text:style-name="P6"><text:s text:c="7"/>width: 100%;</text:p>
      <text:p text:style-name="P6"><text:s text:c="4"/>}</text:p>
      <text:p text:style-name="P6">}</text:p>
      <text:p text:style-name="P6"><text:s text:c="4"/>&lt;/style&gt;</text:p>
      <text:p text:style-name="P6"><text:tab/>&lt;/head&gt;</text:p>
      <text:p text:style-name="P6"><text:tab/>&lt;body&gt;</text:p>
      <text:p text:style-name="P6"><text:tab/><text:tab/></text:p>
      <text:p text:style-name="P6"><text:tab/>&lt;div class="gtco-loader"&gt;&lt;/div&gt;</text:p>
      <text:p text:style-name="P6"><text:tab/></text:p>
      <text:p text:style-name="P6"><text:tab/>&lt;div id="page"&gt;</text:p>
      <text:p text:style-name="P6"/>
      <text:p text:style-name="P6"><text:tab/></text:p>
      <text:p text:style-name="P6"><text:tab/>&lt;!-- &lt;div class="page-inner"&gt; --&gt;</text:p>
      <text:p text:style-name="P6"><text:tab/>&lt;nav class="gtco-nav" role="navigation"&gt;</text:p>
      <text:p text:style-name="P6"><text:tab/><text:tab/>&lt;div class="gtco-container"&gt;</text:p>
      <text:p text:style-name="P6"><text:tab/><text:tab/><text:tab/></text:p>
      <text:p text:style-name="P6"><text:tab/><text:tab/><text:tab/>&lt;div class="row"&gt;</text:p>
      <text:p text:style-name="P6"><text:tab/><text:tab/><text:tab/><text:tab/>&lt;div class="col-sm-4 col-xs-12"&gt;</text:p>
      <text:p text:style-name="P6"><text:tab/><text:tab/><text:tab/><text:tab/><text:tab/>&lt;div id="gtco-logo"&gt;&lt;a href="/"&gt;Cat 2 &lt;em&gt;.&lt;/em&gt;&lt;/a&gt;&lt;/div&gt;</text:p>
      <text:p text:style-name="P6"><text:tab/><text:tab/><text:tab/><text:tab/>&lt;/div&gt;</text:p>
      <text:p text:style-name="P6"><text:tab/><text:tab/><text:tab/><text:tab/>&lt;div class="col-xs-8 text-right menu-1"&gt;</text:p>
      <text:p text:style-name="P6"><text:tab/><text:tab/><text:tab/><text:tab/><text:tab/>&lt;ul&gt;</text:p>
      <text:p text:style-name="P6"><text:tab/><text:tab/><text:tab/><text:tab/><text:tab/><text:tab/>&lt;li&gt;&lt;a href="/bouncing"&gt;Bouncing Ball&lt;/a&gt;&lt;/li&gt;</text:p>
      <text:p text:style-name="P6"><text:tab/><text:tab/><text:tab/><text:tab/><text:tab/><text:tab/>&lt;!-- &lt;li class="has-dropdown"&gt;</text:p>
      <text:p text:style-name="P6"><text:tab/><text:tab/><text:tab/><text:tab/><text:tab/><text:tab/>&lt;a href="index.html"&gt;Reservation&lt;/a&gt; --&gt;<text:tab/><text:tab/><text:tab/><text:tab/><text:tab/><text:tab/>&lt;/li&gt;</text:p>
      <text:p text:style-name="P6"><text:tab/><text:tab/><text:tab/><text:tab/><text:tab/>&lt;!-- <text:tab/>&lt;li&gt;&lt;a href="contact.html"&gt;Contact&lt;/a&gt;&lt;/li&gt; --&gt;</text:p>
      <text:p text:style-name="P6"><text:tab/><text:tab/><text:tab/><text:tab/><text:tab/><text:tab/>&lt;!-- &lt;li class="btn-cta"&gt;&lt;a href="#"&gt;&lt;button class="signin" onclick="document.getElementById('id01').style.display='block'" style=" width:auto;"&gt;Login&lt;/button&gt;&lt;/a&gt;&lt;/li&gt; --&gt;</text:p>
      <text:p text:style-name="P6"><text:tab/><text:tab/><text:tab/><text:tab/><text:tab/>&lt;/ul&gt;<text:tab/></text:p>
      <text:p text:style-name="P6"><text:tab/><text:tab/><text:tab/><text:tab/>&lt;/div&gt;</text:p>
      <text:p text:style-name="P6"><text:tab/><text:tab/><text:tab/>&lt;/div&gt;</text:p>
      <text:p text:style-name="P6"><text:tab/><text:tab/><text:tab/></text:p>
      <text:p text:style-name="P6"><text:tab/><text:tab/>&lt;/div&gt;</text:p>
      <text:p text:style-name="P6"><text:tab/>&lt;/nav&gt;</text:p>
      <text:p text:style-name="P6"><text:tab/></text:p>
      <text:p text:style-name="P6"><text:tab/></text:p>
      <text:p text:style-name="P6"><text:tab/>&lt;header id="gtco-header" class="gtco-cover gtco-cover-md" role="banner" style="background-image: url(images/img_bg_1.jpg)" data-stellar-background-ratio="0.5"&gt;</text:p>
      <text:p text:style-name="P6"><text:tab/><text:tab/>&lt;div class="overlay"&gt;&lt;/div&gt;</text:p>
      <text:p text:style-name="P6"><text:tab/><text:tab/>&lt;div class="gtco-container"&gt;</text:p>
      <text:p text:style-name="P6"><text:tab/><text:tab/><text:tab/>&lt;div class="row"&gt;</text:p>
      <text:p text:style-name="P6"><text:s text:c="12"/>&lt;div class="row row-mt-15em"&gt;</text:p>
      <text:p text:style-name="P6"><text:tab/><text:tab/><text:tab/><text:tab/>&lt;div class="col-md-12 col-md-offset-0 text-left"&gt;</text:p>
      <text:p text:style-name="P6"><text:tab/><text:tab/><text:tab/><text:tab/><text:tab/> <text:s text:c="18"/>&lt;h1 class="cursive-font" align="center"&gt;Results now out!&lt;/h1&gt;<text:tab/></text:p>
      <text:p text:style-name="P6"><text:tab/>&lt;/header&gt;</text:p>
      <text:p text:style-name="P6"/>
      <text:p text:style-name="P6"><text:soft-page-break/><text:tab/></text:p>
      <text:p text:style-name="P6"><text:tab/></text:p>
      <text:p text:style-name="P6"><text:tab/>&lt;div class="gtco-section"&gt;</text:p>
      <text:p text:style-name="P6"><text:tab/><text:tab/>&lt;div class="gtco-container"&gt;</text:p>
      <text:p text:style-name="P6"><text:tab/><text:tab/><text:tab/>&lt;div class="row"&gt;</text:p>
      <text:p text:style-name="P6"><text:tab/><text:tab/><text:tab/><text:tab/>&lt;div class="col-md-8 col-md-offset-2 text-center gtco-heading"&gt;</text:p>
      <text:p text:style-name="P6"><text:tab/><text:tab/><text:tab/><text:tab/> <text:s/>&lt;h2 class="cursive-font primary-color"&gt; Download results&lt;/h2&gt;</text:p>
      <text:p text:style-name="P6"><text:tab/><text:tab/><text:tab/><text:tab/> <text:s/>&lt;p&gt;The json and csv document used in parsing the data of 1000 Safaricom customer care callers is available for download &lt;/p&gt;</text:p>
      <text:p text:style-name="P6"><text:tab/><text:tab/><text:tab/><text:tab/> <text:s/>&lt;p&gt;Average Idle Time : {{average_idle_time}} &lt;/p&gt;</text:p>
      <text:p text:style-name="P6"><text:tab/><text:tab/><text:tab/><text:tab/> <text:s/>&lt;p&gt;Average Service Time : {{average_service_time}} &lt;/p&gt;</text:p>
      <text:p text:style-name="P6"><text:tab/><text:tab/><text:tab/><text:tab/> <text:s/>&lt;a href ="/download/json"&gt;&lt;p&gt;View json &lt;/p&gt;&lt;/a&gt;</text:p>
      <text:p text:style-name="P6"><text:tab/><text:tab/><text:tab/><text:tab/> <text:s/>&lt;a href ="/download/csv"&gt;&lt;p&gt;Download csv &lt;/p&gt;&lt;/a&gt;</text:p>
      <text:p text:style-name="P6"><text:s text:c="2"/><text:tab/><text:tab/><text:tab/><text:tab/>&lt;/div&gt;</text:p>
      <text:p text:style-name="P6"><text:tab/><text:tab/><text:tab/>&lt;/div&gt;</text:p>
      <text:p text:style-name="P6"><text:tab/><text:tab/><text:tab/></text:p>
      <text:p text:style-name="P6"><text:tab/><text:tab/><text:tab/>&lt;/div&gt;</text:p>
      <text:p text:style-name="P6"><text:tab/><text:tab/>&lt;/div&gt;</text:p>
      <text:p text:style-name="P6"><text:tab/>&lt;/div&gt;</text:p>
      <text:p text:style-name="P6"/>
      <text:p text:style-name="P6"><text:tab/></text:p>
      <text:p text:style-name="P6">&lt;!-- &lt;div id="gtco-features"&gt;</text:p>
      <text:p text:style-name="P6"><text:tab/> <text:s/>&lt;div class="gtco-container"&gt;</text:p>
      <text:p text:style-name="P6"><text:tab/><text:tab/><text:tab/>&lt;div class="row"&gt;</text:p>
      <text:p text:style-name="P6"><text:tab/><text:tab/><text:tab/><text:tab/>&lt;div class="col-md-8 col-md-offset-2 text-center gtco-heading animate-box"&gt;</text:p>
      <text:p text:style-name="P6"><text:tab/><text:tab/><text:tab/><text:tab/> <text:s/>&lt;h2 class="cursive-font"&gt;Our Partners&lt;/h2&gt;</text:p>
      <text:p text:style-name="P6"><text:tab/><text:tab/><text:tab/><text:tab/></text:p>
      <text:p text:style-name="P6"><text:tab/><text:tab/><text:tab/> <text:s/>&lt;/div&gt;</text:p>
      <text:p text:style-name="P6"><text:tab/><text:tab/><text:tab/>&lt;/div&gt;</text:p>
      <text:p text:style-name="P6"><text:tab/><text:tab/><text:tab/>&lt;div class="row"&gt;</text:p>
      <text:p text:style-name="P6"><text:tab/><text:tab/><text:tab/><text:tab/>&lt;div class="col-md-4 col-sm-6"&gt;</text:p>
      <text:p text:style-name="P6"><text:tab/><text:tab/><text:tab/><text:tab/><text:tab/>&lt;div class="feature-center animate-box" data-animate-effect="fadeIn" "&gt;&lt;img style="border-radius: 25px; src="images/download.png"&gt;</text:p>
      <text:p text:style-name="P6"><text:tab/><text:tab/><text:tab/><text:tab/><text:tab/> <text:s/>&lt;h3 class="vendors"&gt;La Pino's Pizza&lt;/h3&gt;</text:p>
      <text:p text:style-name="P6"><text:s text:c="22"/></text:p>
      <text:p text:style-name="P6">&lt;/div&gt;</text:p>
      <text:p text:style-name="P6"><text:tab/><text:tab/><text:tab/><text:tab/>&lt;/div&gt;</text:p>
      <text:p text:style-name="P6"><text:tab/><text:tab/><text:tab/><text:tab/>&lt;div class="col-md-4 col-sm-6"&gt;</text:p>
      <text:p text:style-name="P6"><text:tab/><text:tab/><text:tab/><text:tab/><text:tab/>&lt;div class="feature-center animate-box" data-animate-effect="fadeIn"&gt;</text:p>
      <text:p text:style-name="P6"><text:s text:c="24"/>&lt;img style="border-radius: 25px;" src="images/45c228661e49ec525172d7102a086ac2_featured_v2.png"&gt;</text:p>
      <text:p text:style-name="P6"><text:tab/><text:tab/><text:tab/><text:tab/><text:tab/><text:tab/></text:p>
      <text:p text:style-name="P6"><text:tab/><text:tab/><text:tab/><text:tab/><text:tab/> <text:s/>&lt;h3 class="vendors"&gt;Havmor&lt;/h3&gt;</text:p>
      <text:p text:style-name="P6">&lt;/div&gt;</text:p>
      <text:p text:style-name="P6"><text:tab/><text:tab/><text:tab/><text:tab/>&lt;/div&gt;</text:p>
      <text:p text:style-name="P6"><text:tab/><text:tab/><text:tab/><text:tab/>&lt;div class="col-md-4 col-sm-6"&gt;</text:p>
      <text:p text:style-name="P6"><text:tab/><text:tab/><text:tab/><text:tab/><text:tab/>&lt;div class="feature-center animate-box" data-animate-effect="fadeIn"&gt;</text:p>
      <text:p text:style-name="P6"><text:s text:c="24"/>&lt;img style="border-radius : 25px;" src="images/mp_607506_2017-01-19-11-39-53-000813.png"&gt;</text:p>
      <text:p text:style-name="P6"><text:soft-page-break/><text:tab/><text:tab/><text:tab/><text:tab/><text:tab/><text:tab/>&lt;h3 class="vendors"&gt;BurGrill&lt;/h3&gt;</text:p>
      <text:p text:style-name="P6">&lt;/div&gt;</text:p>
      <text:p text:style-name="P6"><text:tab/><text:tab/><text:tab/><text:tab/>&lt;/div&gt;</text:p>
      <text:p text:style-name="P6"><text:tab/><text:tab/><text:tab/><text:tab/></text:p>
      <text:p text:style-name="P6"/>
      <text:p text:style-name="P6"><text:tab/><text:tab/><text:tab/>&lt;/div&gt;</text:p>
      <text:p text:style-name="P6"><text:tab/>&lt;/div&gt;</text:p>
      <text:p text:style-name="P6"><text:tab/>&lt;/div&gt;</text:p>
      <text:p text:style-name="P6"/>
      <text:p text:style-name="P6"><text:s text:c="8"/>&lt;/div&gt;</text:p>
      <text:p text:style-name="P6"><text:s text:c="4"/>&lt;/div&gt; --&gt;</text:p>
      <text:p text:style-name="P6"><text:s text:c="8"/></text:p>
      <text:p text:style-name="P6">&lt;footer id="gtco-footer" role="contentinfo" style="background-image: url(images/img_bg_1.jpg)" data-stellar-background-ratio="0.5"&gt;</text:p>
      <text:p text:style-name="P6"><text:tab/><text:tab/>&lt;div class="overlay"&gt;&lt;/div&gt;</text:p>
      <text:p text:style-name="P6"><text:tab/><text:tab/>&lt;div class="gtco-container"&gt;</text:p>
      <text:p text:style-name="P6"><text:tab/><text:tab/><text:tab/>&lt;div class="row row-pb-md"&gt;</text:p>
      <text:p text:style-name="P6"/>
      <text:p text:style-name="P6"><text:tab/><text:tab/><text:tab/><text:tab/>&lt;div class="col-md-12 text-center"&gt;</text:p>
      <text:p text:style-name="P6"><text:tab/><text:tab/><text:tab/><text:tab/><text:tab/>&lt;div class="gtco-widget"&gt;</text:p>
      <text:p text:style-name="P6"><text:tab/><text:tab/><text:tab/><text:tab/><text:tab/><text:tab/>&lt;h3&gt;Get In Touch&lt;/h3&gt;</text:p>
      <text:p text:style-name="P6"><text:tab/><text:tab/><text:tab/><text:tab/><text:tab/><text:tab/>&lt;ul class="gtco-quick-contact"&gt;</text:p>
      <text:p text:style-name="P6"><text:tab/><text:tab/><text:tab/><text:tab/><text:tab/><text:tab/><text:tab/>&lt;li&gt;&lt;a href="#"&gt;&lt;i class="icon-phone"&gt;&lt;/i&gt; +254 700 846 598&lt;/a&gt;&lt;/li&gt;</text:p>
      <text:p text:style-name="P6"><text:tab/><text:tab/><text:tab/><text:tab/><text:tab/><text:tab/><text:tab/>&lt;li&gt;&lt;a href="#"&gt;&lt;i class="icon-mail2"&gt;&lt;/i&gt; mark.muchemi@students.jkuat.ac.ke&lt;/a&gt;&lt;/li&gt;</text:p>
      <text:p text:style-name="P6"><text:tab/><text:tab/><text:tab/><text:tab/><text:tab/><text:tab/><text:tab/>&lt;li&gt;&lt;a href="#"&gt;&lt;i class="icon-chat"&gt;&lt;/i&gt; SCM 211-6355/2015&lt;/a&gt;&lt;/li&gt;</text:p>
      <text:p text:style-name="P6"><text:tab/><text:tab/><text:tab/><text:tab/><text:tab/><text:tab/>&lt;/ul&gt;</text:p>
      <text:p text:style-name="P6"><text:tab/><text:tab/><text:tab/><text:tab/><text:tab/>&lt;/div&gt;</text:p>
      <text:p text:style-name="P6">&lt;!-- <text:tab/><text:tab/><text:tab/><text:tab/><text:tab/>&lt;div class="gtco-widget"&gt;</text:p>
      <text:p text:style-name="P6"><text:tab/><text:tab/><text:tab/><text:tab/><text:tab/><text:tab/>&lt;h3&gt;Get Social&lt;/h3&gt;</text:p>
      <text:p text:style-name="P6"><text:tab/><text:tab/><text:tab/><text:tab/><text:tab/><text:tab/>&lt;ul class="gtco-social-icons"&gt;</text:p>
      <text:p text:style-name="P6"><text:tab/><text:tab/><text:tab/><text:tab/><text:tab/><text:tab/><text:tab/>&lt;li&gt;&lt;a href="#"&gt;&lt;i class="icon-twitter"&gt;&lt;/i&gt;&lt;/a&gt;&lt;/li&gt;</text:p>
      <text:p text:style-name="P6"><text:tab/><text:tab/><text:tab/><text:tab/><text:tab/><text:tab/><text:tab/>&lt;li&gt;&lt;a href="#"&gt;&lt;i class="icon-facebook"&gt;&lt;/i&gt;&lt;/a&gt;&lt;/li&gt;</text:p>
      <text:p text:style-name="P6"><text:tab/><text:tab/><text:tab/><text:tab/><text:tab/><text:tab/><text:tab/>&lt;li&gt;&lt;a href="#"&gt;&lt;i class="icon-linkedin"&gt;&lt;/i&gt;&lt;/a&gt;&lt;/li&gt;</text:p>
      <text:p text:style-name="P6"><text:tab/><text:tab/><text:tab/><text:tab/><text:tab/><text:tab/><text:tab/>&lt;li&gt;&lt;a href="#"&gt;&lt;i class="icon-dribbble"&gt;&lt;/i&gt;&lt;/a&gt;&lt;/li&gt;</text:p>
      <text:p text:style-name="P6"><text:tab/><text:tab/><text:tab/><text:tab/><text:tab/><text:tab/>&lt;/ul&gt;</text:p>
      <text:p text:style-name="P6"><text:tab/><text:tab/><text:tab/><text:tab/><text:tab/>&lt;/div&gt;</text:p>
      <text:p text:style-name="P6"><text:tab/><text:tab/><text:tab/><text:tab/>&lt;/div&gt; --&gt;</text:p>
      <text:p text:style-name="P6"/>
      <text:p text:style-name="P6"><text:tab/><text:tab/><text:tab/><text:tab/>&lt;div class="col-md-12 text-center copyright"&gt;</text:p>
      <text:p text:style-name="P6"><text:tab/><text:tab/><text:tab/><text:tab/><text:tab/>&lt;p&gt;&lt;small class="block"&gt;&amp;copy; 2017 Mark Njoroge. All Rights Reserved.&lt;/small&gt; </text:p>
      <text:p text:style-name="P6"><text:tab/><text:tab/><text:tab/><text:tab/><text:tab/><text:tab/>&lt;small class="block"&gt;Designed by Mark Njoroge&lt;/small&gt;&lt;/p&gt;</text:p>
      <text:p text:style-name="P6"><text:tab/><text:tab/><text:tab/><text:tab/>&lt;/div&gt;</text:p>
      <text:p text:style-name="P6"/>
      <text:p text:style-name="P6"><text:soft-page-break/><text:tab/><text:tab/><text:tab/>&lt;/div&gt;</text:p>
      <text:p text:style-name="P6"/>
      <text:p text:style-name="P6"><text:tab/><text:tab/><text:tab/></text:p>
      <text:p text:style-name="P6"/>
      <text:p text:style-name="P6"><text:tab/><text:tab/>&lt;/div&gt;</text:p>
      <text:p text:style-name="P6"><text:tab/>&lt;/footer&gt;</text:p>
      <text:p text:style-name="P6">&lt;!-- &lt;/div&gt; --&gt;</text:p>
      <text:p text:style-name="P6"/>
      <text:p text:style-name="P6"><text:tab/>&lt;/div&gt;</text:p>
      <text:p text:style-name="P6"><text:tab/></text:p>
      <text:p text:style-name="P6"><text:tab/>&lt;!-- jQuery --&gt;</text:p>
      <text:p text:style-name="P6"><text:tab/>&lt;script src="static/js/jquery.min.js"&gt;&lt;/script&gt;</text:p>
      <text:p text:style-name="P6"><text:tab/>&lt;!-- jQuery Easing --&gt;</text:p>
      <text:p text:style-name="P6"><text:tab/>&lt;script src="static/js/jquery.easing.1.3.js"&gt;&lt;/script&gt;</text:p>
      <text:p text:style-name="P6"><text:tab/>&lt;!-- Bootstrap --&gt;</text:p>
      <text:p text:style-name="P6"><text:tab/>&lt;script src="static/js/bootstrap.min.js"&gt;&lt;/script&gt;</text:p>
      <text:p text:style-name="P6"><text:tab/>&lt;!-- Waypoints --&gt;</text:p>
      <text:p text:style-name="P6"><text:tab/>&lt;script src="static/js/jquery.waypoints.min.js"&gt;&lt;/script&gt;</text:p>
      <text:p text:style-name="P6"><text:tab/>&lt;!-- Carousel --&gt;</text:p>
      <text:p text:style-name="P6"><text:tab/>&lt;script src="static/js/owl.carousel.min.js"&gt;&lt;/script&gt;</text:p>
      <text:p text:style-name="P6"><text:tab/>&lt;!-- countTo --&gt;</text:p>
      <text:p text:style-name="P6"><text:tab/>&lt;script src="static/js/jquery.countTo.js"&gt;&lt;/script&gt;</text:p>
      <text:p text:style-name="P6"/>
      <text:p text:style-name="P6"><text:tab/>&lt;!-- Stellar Parallax --&gt;</text:p>
      <text:p text:style-name="P6"><text:tab/>&lt;script src="static/js/jquery.stellar.min.js"&gt;&lt;/script&gt;</text:p>
      <text:p text:style-name="P6"/>
      <text:p text:style-name="P6"><text:tab/>&lt;!-- Magnific Popup --&gt;</text:p>
      <text:p text:style-name="P6"><text:tab/>&lt;script src="static/js/jquery.magnific-popup.min.js"&gt;&lt;/script&gt;</text:p>
      <text:p text:style-name="P6"><text:tab/>&lt;script src="static/js/magnific-popup-options.js"&gt;&lt;/script&gt;</text:p>
      <text:p text:style-name="P6"><text:tab/></text:p>
      <text:p text:style-name="P6"><text:tab/>&lt;script src="static/js/moment.min.js"&gt;&lt;/script&gt;</text:p>
      <text:p text:style-name="P6"><text:tab/>&lt;script src="static/js/bootstrap-datetimepicker.min.js"&gt;&lt;/script&gt;</text:p>
      <text:p text:style-name="P6"/>
      <text:p text:style-name="P6"/>
      <text:p text:style-name="P6"><text:tab/>&lt;!-- Main --&gt;</text:p>
      <text:p text:style-name="P6"><text:tab/>&lt;script src="static/js/main.js"&gt;&lt;/script&gt;</text:p>
      <text:p text:style-name="P6">&lt;div id="id01" class="modal"&gt;</text:p>
      <text:p text:style-name="P6"><text:s text:c="2"/></text:p>
      <text:p text:style-name="P6"><text:s text:c="2"/>&lt;form class="modal-content animate" action="/action_page.php"&gt;</text:p>
      <text:p text:style-name="P6"><text:s text:c="4"/>&lt;div class="imgcontainer"&gt;</text:p>
      <text:p text:style-name="P6"><text:s text:c="6"/>&lt;span onclick="document.getElementById('id01').style.display='none'" class="close" title="Close Modal"&gt;&amp;times;&lt;/span&gt;</text:p>
      <text:p text:style-name="P6"><text:s text:c="6"/>&lt;img src="images/images.jfif" alt="Avatar" class="avatar"&gt;</text:p>
      <text:p text:style-name="P6"><text:s text:c="4"/>&lt;/div&gt;</text:p>
      <text:p text:style-name="P6"/>
      <text:p text:style-name="P6"><text:s text:c="4"/>&lt;div class="container" style="margin-left: 230px;"&gt;</text:p>
      <text:p text:style-name="P6"><text:s text:c="6"/>&lt;label for="uname" style="margin-right: 4px"&gt;&lt;strong&gt;Username&lt;/strong&gt;&lt;/label&gt;</text:p>
      <text:p text:style-name="P6"><text:s text:c="6"/>&lt;input style="border-radius: 8px ;" type="text" placeholder="Enter Username" name="uname" required &gt;</text:p>
      <text:p text:style-name="P6"><text:s text:c="6"/></text:p>
      <text:p text:style-name="P6"><text:s text:c="6"/>&lt;p&gt; <text:s text:c="33"/>&lt;/p&gt;</text:p>
      <text:p text:style-name="P6"/>
      <text:p text:style-name="P6"><text:soft-page-break/><text:s text:c="6"/>&lt;label for="psw" style="margin-right: 4px"&gt;&lt;b&gt;Password&lt;/b&gt;&lt;/label&gt;</text:p>
      <text:p text:style-name="P6"><text:s text:c="6"/>&lt;input style="border-radius: 8px ;" type="password" placeholder="Enter Password" name="psw" required&gt;</text:p>
      <text:p text:style-name="P6"><text:s text:c="9"/>&lt;p&gt; <text:s text:c="35"/>&lt;/p&gt;</text:p>
      <text:p text:style-name="P6"><text:s text:c="6"/>&lt;label id="check"&gt;&lt;input type="checkbox" checked="choice" name="remember"/&gt;Remember me&lt;/label&gt;</text:p>
      <text:p text:style-name="P6"><text:s text:c="6"/>&lt;p&gt; <text:s text:c="37"/>&lt;/p&gt;</text:p>
      <text:p text:style-name="P6"><text:s text:c="6"/>&lt;a id="popup-login" href="indexin.html"&gt;&lt;img src="images\login1.jpg"/&gt;&lt;/a&gt;</text:p>
      <text:p text:style-name="P6"><text:s text:c="6"/>&lt;!--&lt;a <text:s/>href="indexin.html"&gt;&lt;input href="indexin.html" id="popup-login" placeholder="Login" style="color: white" /&gt;&lt;/a&gt;--&gt;</text:p>
      <text:p text:style-name="P6"><text:s text:c="6"/></text:p>
      <text:p text:style-name="P6"><text:s text:c="6"/></text:p>
      <text:p text:style-name="P6"><text:s text:c="4"/>&lt;/div&gt;</text:p>
      <text:p text:style-name="P6"/>
      <text:p text:style-name="P6"><text:s text:c="4"/>&lt;!--&lt;div class="container" &gt;</text:p>
      <text:p text:style-name="P6"><text:s text:c="6"/>&lt;button style="border-radius: 5px " type="button" onclick="document.getElementById('id01').style.display='none'" class="cancelbtn"&gt;Cancel&lt;/button&gt;</text:p>
      <text:p text:style-name="P6"><text:s text:c="4"/>&lt;/div&gt;--&gt;</text:p>
      <text:p text:style-name="P6"><text:s text:c="2"/>&lt;/form&gt;</text:p>
      <text:p text:style-name="P6">&lt;/div&gt;</text:p>
      <text:p text:style-name="P6"/>
      <text:p text:style-name="P6">&lt;script&gt;</text:p>
      <text:p text:style-name="P6">// Get the modal</text:p>
      <text:p text:style-name="P6">var modal = document.getElementById('id01');</text:p>
      <text:p text:style-name="P6"/>
      <text:p text:style-name="P6">// When the user clicks anywhere outside of the modal, close it</text:p>
      <text:p text:style-name="P6">window.onclick = function(event) {</text:p>
      <text:p text:style-name="P6"><text:s text:c="4"/>if (event.target == modal) {</text:p>
      <text:p text:style-name="P6"><text:s text:c="8"/>modal.style.display = "none";</text:p>
      <text:p text:style-name="P6"><text:s text:c="4"/>}</text:p>
      <text:p text:style-name="P6">}</text:p>
      <text:p text:style-name="P6">&lt;/script&gt;</text:p>
      <text:p text:style-name="P6">&lt;script&gt;</text:p>
      <text:p text:style-name="P6">function myfunction()</text:p>
      <text:p text:style-name="P6">{</text:p>
      <text:p text:style-name="P6">alert("Login For Reservation");</text:p>
      <text:p text:style-name="P6">}</text:p>
      <text:p text:style-name="P6">&lt;/script&gt;</text:p>
      <text:p text:style-name="P6"><text:tab/>&lt;/body&gt;</text:p>
      <text:p text:style-name="P6">&lt;/html&gt;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14:19:37.872481947</meta:creation-date>
    <meta:editing-duration>PT56M4S</meta:editing-duration>
    <meta:editing-cycles>13</meta:editing-cycles>
    <meta:generator>LibreOffice/6.4.7.2$Linux_X86_64 LibreOffice_project/40$Build-2</meta:generator>
    <dc:date>2022-04-12T14:49:35.695898841</dc:date>
    <meta:document-statistic meta:table-count="0" meta:image-count="0" meta:object-count="0" meta:page-count="29" meta:paragraph-count="990" meta:word-count="3068" meta:character-count="31686" meta:non-whitespace-character-count="25994"/>
  </office:meta>
</office:document-meta>
</file>